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4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Arial1" svg:font-family="Arial" style:font-adornments="Standard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left"/>
    </style:style>
    <style:style style:name="Tabelle1.A" style:family="table-column">
      <style:table-column-properties style:column-width="3.794cm"/>
    </style:style>
    <style:style style:name="Tabelle1.B" style:family="table-column">
      <style:table-column-properties style:column-width="13.206cm"/>
    </style:style>
    <style:style style:name="Tabelle1.A1" style:family="table-cell">
      <style:table-cell-properties style:vertical-align="middle" fo:padding="0.049cm" fo:border="none"/>
    </style:style>
    <style:style style:name="Tabelle1.A2" style:family="table-cell">
      <style:table-cell-properties style:vertical-align="middle" fo:background-color="#cccccc" fo:padding="0.049cm" fo:border="none">
        <style:background-image/>
      </style:table-cell-properties>
    </style:style>
    <style:style style:name="Tabelle2" style:family="table">
      <style:table-properties style:width="17cm" table:align="left"/>
    </style:style>
    <style:style style:name="Tabelle2.A" style:family="table-column">
      <style:table-column-properties style:column-width="3.895cm"/>
    </style:style>
    <style:style style:name="Tabelle2.B" style:family="table-column">
      <style:table-column-properties style:column-width="8.888cm"/>
    </style:style>
    <style:style style:name="Tabelle2.C" style:family="table-column">
      <style:table-column-properties style:column-width="4.217cm"/>
    </style:style>
    <style:style style:name="Tabelle2.A1" style:family="table-cell">
      <style:table-cell-properties style:vertical-align="middle" fo:padding="0.049cm" fo:border="none"/>
    </style:style>
    <style:style style:name="Tabelle3" style:family="table">
      <style:table-properties style:width="17cm" table:align="left"/>
    </style:style>
    <style:style style:name="Tabelle3.A" style:family="table-column">
      <style:table-column-properties style:column-width="2.923cm"/>
    </style:style>
    <style:style style:name="Tabelle3.B" style:family="table-column">
      <style:table-column-properties style:column-width="4.357cm"/>
    </style:style>
    <style:style style:name="Tabelle3.C" style:family="table-column">
      <style:table-column-properties style:column-width="4.671cm"/>
    </style:style>
    <style:style style:name="Tabelle3.D" style:family="table-column">
      <style:table-column-properties style:column-width="5.05cm"/>
    </style:style>
    <style:style style:name="Tabelle3.A1" style:family="table-cell">
      <style:table-cell-properties style:vertical-align="middle" fo:padding="0.049cm" fo:border="none"/>
    </style:style>
    <style:style style:name="Tabelle4" style:family="table">
      <style:table-properties style:width="20.653cm" table:align="left"/>
    </style:style>
    <style:style style:name="Tabelle4.A" style:family="table-column">
      <style:table-column-properties style:column-width="4.045cm"/>
    </style:style>
    <style:style style:name="Tabelle4.B" style:family="table-column">
      <style:table-column-properties style:column-width="3.256cm"/>
    </style:style>
    <style:style style:name="Tabelle4.C" style:family="table-column">
      <style:table-column-properties style:column-width="9.342cm"/>
    </style:style>
    <style:style style:name="Tabelle4.D" style:family="table-column">
      <style:table-column-properties style:column-width="4.011cm"/>
    </style:style>
    <style:style style:name="Tabelle4.A1" style:family="table-cell">
      <style:table-cell-properties style:vertical-align="middle" fo:padding="0.049cm" fo:border="none"/>
    </style:style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3">
      <style:paragraph-properties fo:break-before="page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Table_20_Contents">
      <style:text-properties style:font-name="Arial"/>
    </style:style>
    <style:style style:name="P9" style:family="paragraph" style:parent-style-name="Table_20_Heading">
      <style:text-properties style:font-name="Arial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 style:list-style-name="L6"/>
    <style:style style:name="P16" style:family="paragraph" style:parent-style-name="Text_20_body" style:list-style-name="L7"/>
    <style:style style:name="P17" style:family="paragraph" style:parent-style-name="Text_20_body" style:list-style-name="L8"/>
    <style:style style:name="P18" style:family="paragraph" style:parent-style-name="Text_20_body" style:list-style-name="L9"/>
    <style:style style:name="P19" style:family="paragraph" style:parent-style-name="Text_20_body" style:list-style-name="L10"/>
    <style:style style:name="P20" style:family="paragraph" style:parent-style-name="Text_20_body" style:list-style-name="L11"/>
    <style:style style:name="P21" style:family="paragraph" style:parent-style-name="Text_20_body" style:list-style-name="L12"/>
    <style:style style:name="P22" style:family="paragraph" style:parent-style-name="Text_20_body" style:list-style-name="L13"/>
    <style:style style:name="P23" style:family="paragraph" style:parent-style-name="Text_20_body" style:list-style-name="L14"/>
    <style:style style:name="P24" style:family="paragraph" style:parent-style-name="Text_20_body" style:list-style-name="L15"/>
    <style:style style:name="P25" style:family="paragraph" style:parent-style-name="Text_20_body" style:list-style-name="L16"/>
    <style:style style:name="P26" style:family="paragraph" style:parent-style-name="Text_20_body" style:list-style-name="L17"/>
    <style:style style:name="P27" style:family="paragraph" style:parent-style-name="Text_20_body" style:list-style-name="L18"/>
    <style:style style:name="P28" style:family="paragraph" style:parent-style-name="Text_20_body" style:list-style-name="L19"/>
    <style:style style:name="P29" style:family="paragraph" style:parent-style-name="Text_20_body" style:list-style-name="L20"/>
    <style:style style:name="P30" style:family="paragraph" style:parent-style-name="Text_20_body" style:list-style-name="L21"/>
    <style:style style:name="P31" style:family="paragraph" style:parent-style-name="Text_20_body" style:list-style-name="L22"/>
    <style:style style:name="P32" style:family="paragraph" style:parent-style-name="Text_20_body" style:list-style-name="L23"/>
    <style:style style:name="P33" style:family="paragraph" style:parent-style-name="Text_20_body" style:list-style-name="L24"/>
    <style:style style:name="P34" style:family="paragraph" style:parent-style-name="Text_20_body" style:list-style-name="L25"/>
    <style:style style:name="P35" style:family="paragraph" style:parent-style-name="Text_20_body" style:list-style-name="L26"/>
    <style:style style:name="P36" style:family="paragraph" style:parent-style-name="Text_20_body" style:list-style-name="L27"/>
    <style:style style:name="P37" style:family="paragraph" style:parent-style-name="Text_20_body" style:list-style-name="L28"/>
    <style:style style:name="P38" style:family="paragraph" style:parent-style-name="Text_20_body" style:list-style-name="L29"/>
    <style:style style:name="P39" style:family="paragraph" style:parent-style-name="Text_20_body" style:list-style-name="L30"/>
    <style:style style:name="P40" style:family="paragraph" style:parent-style-name="Text_20_body" style:list-style-name="L31"/>
    <style:style style:name="P41" style:family="paragraph" style:parent-style-name="Text_20_body" style:list-style-name="L32"/>
    <style:style style:name="P42" style:family="paragraph" style:parent-style-name="Text_20_body" style:list-style-name="L33"/>
    <style:style style:name="P43" style:family="paragraph" style:parent-style-name="Text_20_body" style:list-style-name="L34"/>
    <style:style style:name="P44" style:family="paragraph" style:parent-style-name="Text_20_body" style:list-style-name="L35"/>
    <style:style style:name="P45" style:family="paragraph" style:parent-style-name="Text_20_body" style:list-style-name="L36"/>
    <style:style style:name="P46" style:family="paragraph" style:parent-style-name="Text_20_body" style:list-style-name="L37"/>
    <style:style style:name="P47" style:family="paragraph" style:parent-style-name="Text_20_body" style:list-style-name="L38"/>
    <style:style style:name="P48" style:family="paragraph" style:parent-style-name="Text_20_body" style:list-style-name="L39"/>
    <style:style style:name="P49" style:family="paragraph" style:parent-style-name="Text_20_body" style:list-style-name="L40"/>
    <style:style style:name="P50" style:family="paragraph" style:parent-style-name="Text_20_body" style:list-style-name="L41"/>
    <style:style style:name="T1" style:family="text">
      <style:text-properties style:font-name="Arial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Pflichtenheft – Service: iam-service</text:p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P9">Feld</text:p>
            </table:table-cell>
            <table:table-cell table:style-name="Tabelle1.A1" office:value-type="string">
              <text:p text:style-name="P9">Wert</text:p>
            </table:table-cell>
          </table:table-row>
        </table:table-header-rows>
        <table:table-row>
          <table:table-cell table:style-name="Tabelle1.A2" office:value-type="string">
            <text:p text:style-name="P8">Service</text:p>
          </table:table-cell>
          <table:table-cell table:style-name="Tabelle1.A1" office:value-type="string">
            <text:p text:style-name="P8">iam-service</text:p>
          </table:table-cell>
        </table:table-row>
        <table:table-row>
          <table:table-cell table:style-name="Tabelle1.A2" office:value-type="string">
            <text:p text:style-name="P8">Version</text:p>
          </table:table-cell>
          <table:table-cell table:style-name="Tabelle1.A1" office:value-type="string">
            <text:p text:style-name="P8">1.6</text:p>
          </table:table-cell>
        </table:table-row>
        <table:table-row>
          <table:table-cell table:style-name="Tabelle1.A2" office:value-type="string">
            <text:p text:style-name="P8">Stand</text:p>
          </table:table-cell>
          <table:table-cell table:style-name="Tabelle1.A1" office:value-type="string">
            <text:p text:style-name="P8">06.03.26</text:p>
          </table:table-cell>
        </table:table-row>
        <table:table-row>
          <table:table-cell table:style-name="Tabelle1.A2" office:value-type="string">
            <text:p text:style-name="P8">Technologie</text:p>
          </table:table-cell>
          <table:table-cell table:style-name="Tabelle1.A1" office:value-type="string">
            <text:p text:style-name="P8">Java 21, Spring Boot 4.0.x, Maven, MariaDB/MySQL, Spring Data JPA, Hibernate, Flyway, REST/JSON, OpenAPI/Swagger (profilabhängig), Docker</text:p>
          </table:table-cell>
        </table:table-row>
        <table:table-row>
          <table:table-cell table:style-name="Tabelle1.A2" office:value-type="string">
            <text:p text:style-name="P8">Root-Package</text:p>
          </table:table-cell>
          <table:table-cell table:style-name="Tabelle1.A1" office:value-type="string">
            <text:p text:style-name="Table_20_Contents"><text:span text:style-name="Source_20_Text">de.innologic.iamservice</text:span></text:p>
          </table:table-cell>
        </table:table-row>
        <table:table-row>
          <table:table-cell table:style-name="Tabelle1.A2" office:value-type="string">
            <text:p text:style-name="P8">Datenbank</text:p>
          </table:table-cell>
          <table:table-cell table:style-name="Tabelle1.A1" office:value-type="string">
            <text:p text:style-name="Table_20_Contents"><text:span text:style-name="Source_20_Text">iam</text:span> <text:span text:style-name="T1">(DB-Name konfigurierbar)</text:span></text:p>
          </table:table-cell>
        </table:table-row>
        <table:table-row>
          <table:table-cell table:style-name="Tabelle1.A2" office:value-type="string">
            <text:p text:style-name="P8">API Context Path</text:p>
          </table:table-cell>
          <table:table-cell table:style-name="Tabelle1.A1" office:value-type="string">
            <text:p text:style-name="Table_20_Contents"><text:span text:style-name="Source_20_Text">/api/v1</text:span></text:p>
          </table:table-cell>
        </table:table-row>
        <table:table-row>
          <table:table-cell table:style-name="Tabelle1.A2" office:value-type="string">
            <text:p text:style-name="P8">Effektive Basis-URL (Default)</text:p>
          </table:table-cell>
          <table:table-cell table:style-name="Tabelle1.A1" office:value-type="string">
            <text:p text:style-name="Table_20_Contents"><text:span text:style-name="Source_20_Text">http://&lt;host&gt;:8102/api/v1</text:span></text:p>
          </table:table-cell>
        </table:table-row>
        <table:table-row>
          <table:table-cell table:style-name="Tabelle1.A2" office:value-type="string">
            <text:p text:style-name="P8">API/Application</text:p>
          </table:table-cell>
          <table:table-cell table:style-name="Tabelle1.A1" office:value-type="string">
            <text:p text:style-name="Table_20_Contents"><text:span text:style-name="Source_20_Text">IAM_SERVER_PORT</text:span> <text:span text:style-name="T1">(Default</text:span> <text:span text:style-name="Source_20_Text">8102</text:span>)</text:p>
          </table:table-cell>
        </table:table-row>
        <table:table-row>
          <table:table-cell table:style-name="Tabelle1.A2" office:value-type="string">
            <text:p text:style-name="P8">Management/Actuator</text:p>
          </table:table-cell>
          <table:table-cell table:style-name="Tabelle1.A1" office:value-type="string">
            <text:p text:style-name="Table_20_Contents"><text:span text:style-name="Source_20_Text">IAM_MANAGEMENT_SERVER_PORT</text:span> <text:span text:style-name="T1">(Default</text:span> <text:span text:style-name="Source_20_Text">8202</text:span>)</text:p>
          </table:table-cell>
        </table:table-row>
      </table:table>
      <text:h text:style-name="Heading_20_2" text:outline-level="2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P4">Inhaltsverzeichnis</text:p>
          </text:index-title>
          <text:p text:style-name="P2">1. Ziel und Zweck<text:tab/>4</text:p>
          <text:p text:style-name="P2">2. Abgrenzung<text:tab/>4</text:p>
          <text:p text:style-name="P1">2.1 Enthalten<text:tab/>4</text:p>
          <text:p text:style-name="P1">2.2 Nicht enthalten<text:tab/>5</text:p>
          <text:p text:style-name="P2">3. Systemkontext / Abhängigkeiten<text:tab/>5</text:p>
          <text:p text:style-name="P1">3.1 Inbound (wer ruft iam-service auf)<text:tab/>5</text:p>
          <text:p text:style-name="P1">3.2 Outbound (wen nutzt iam-service)<text:tab/>5</text:p>
          <text:p text:style-name="P1">3.3 Verantwortlichkeiten (Source of Truth)<text:tab/>5</text:p>
          <text:p text:style-name="P1">3.4 Datenflüsse (Katalog / Rollen / Rechteabfrage)<text:tab/>6</text:p>
          <text:p text:style-name="P3">3.4.1 Modulkatalog<text:tab/>6</text:p>
          <text:p text:style-name="P3">3.4.2 Rollenverwaltung<text:tab/>6</text:p>
          <text:p text:style-name="P3">3.4.3 Rechteabfrage<text:tab/>6</text:p>
          <text:p text:style-name="P2">4. Begriffe<text:tab/>6</text:p>
          <text:p text:style-name="P2">5. IAM-Absicherung und Mandantentrennung<text:tab/>7</text:p>
          <text:p text:style-name="P1">5.1 Grundprinzip (OAuth2 Resource Server)<text:tab/>7</text:p>
          <text:p text:style-name="P1">5.2 JWT-Contract (Claims, Audience, Subject Types)<text:tab/>7</text:p>
          <text:p text:style-name="P1">5.3 Tenant-Kontext und Konsistenzprüfungen<text:tab/>7</text:p>
          <text:p text:style-name="P1">5.4 Autorisierung über Rollen-/Admin-Logik<text:tab/>8</text:p>
          <text:p text:style-name="P2">6. REST-API – Übersicht<text:tab/>8</text:p>
          <text:p text:style-name="P1">6.1 Basis-URL, Versionierung, Content Types<text:tab/>8</text:p>
          <text:p text:style-name="P1">6.2 Endpunkte (fachlich)<text:tab/>9</text:p>
          <text:p text:style-name="P1">6.3 Standard-Query (Paging/Sort/Filter)<text:tab/>9</text:p>
          <text:p text:style-name="P2">7. Funktionale Anforderungen (Use Cases)<text:tab/>10</text:p>
          <text:p text:style-name="P1">7.1 Modul anlegen<text:tab/>10</text:p>
          <text:p text:style-name="P1">7.2 Module lesen/listen<text:tab/>10</text:p>
          <text:p text:style-name="P1">7.3 Permission anlegen<text:tab/>10</text:p>
          <text:p text:style-name="P1">7.4 Tenant-Modul freischalten oder deaktivieren<text:tab/>10</text:p>
          <text:p text:style-name="P1">7.5 Rolle anlegen / lesen / ändern<text:tab/>10</text:p>
          <text:p text:style-name="P1">7.6 Rollen-Permissions setzen<text:tab/>11</text:p>
          <text:p text:style-name="P1">7.7 Assignment anlegen<text:tab/>11</text:p>
          <text:p text:style-name="P1">7.8 Tenant-Admin hinzufügen / entfernen<text:tab/>11</text:p>
          <text:p text:style-name="P1">7.9 System-Admin hinzufügen<text:tab/>11</text:p>
          <text:p text:style-name="P1">7.10 Rechteabfrage<text:tab/>11</text:p>
          <text:p text:style-name="P1">7.11 Beziehungen / Referenzmodell<text:tab/>12</text:p>
          <text:p text:style-name="P2">8. Datenmodell (Persistenz)<text:tab/>12</text:p>
          <text:p text:style-name="P1">8.1 Module<text:tab/>12</text:p>
          <text:p text:style-name="P1">8.2 Permission<text:tab/>13</text:p>
          <text:p text:style-name="P1">8.3 TenantModule<text:tab/>13</text:p>
          <text:p text:style-name="P1">8.4 Role<text:tab/>13</text:p>
          <text:p text:style-name="P1">8.5 RolePermission<text:tab/>13</text:p>
          <text:p text:style-name="P1">8.6 Subject<text:tab/>14</text:p>
          <text:p text:style-name="P1">8.7 Assignment<text:tab/>14</text:p>
          <text:p text:style-name="P1">8.8 TenantAdmin<text:tab/>14</text:p>
          <text:p text:style-name="P1">8.9 SystemAdmin<text:tab/>14</text:p>
          <text:p text:style-name="P1">8.10 PermVersion<text:tab/>15</text:p>
          <text:p text:style-name="P1">8.11 Persistenz- und Migrationsregeln<text:tab/>15</text:p>
          <text:p text:style-name="P2">9. Idempotency-Regeln<text:tab/>15</text:p>
          <text:p text:style-name="P2">10. Fehlerformat, Statuscodes, Fehlercodes<text:tab/>16</text:p>
          <text:p text:style-name="P1">10.1 Fehlerformat (API Error)<text:tab/>16</text:p>
          <text:p text:style-name="P1">10.2 Statuscodes<text:tab/>16</text:p>
          <text:p text:style-name="P1"><text:soft-page-break/>10.3 Fehlercode-Mapping (Fehlernummer, Fehlermeldung, Auslöser)<text:tab/>16</text:p>
          <text:p text:style-name="P2">11. Betrieb / Deployment / Konfiguration<text:tab/>17</text:p>
          <text:p text:style-name="P1">11.1 Serviceeigene Ports (nur Defaults, ausschließlich per ENV konfigurierbar)<text:tab/>17</text:p>
          <text:p text:style-name="P3">11.1.1 API/Application Port<text:tab/>17</text:p>
          <text:p text:style-name="P3">11.1.2 Management/Actuator Port<text:tab/>17</text:p>
          <text:p text:style-name="P3">11.1.3 Optionale Ports (nur Dev/Test; Default deaktiviert)<text:tab/>17</text:p>
          <text:p text:style-name="P3">11.1.4 Regel bei parallelem Betrieb mehrerer Services auf einem Host<text:tab/>18</text:p>
          <text:p text:style-name="P1">11.2 Pfad-Konfiguration (nur per ENV)<text:tab/>18</text:p>
          <text:p text:style-name="P1">11.3 JWT Resource Server – Konfiguration (nur per ENV)<text:tab/>18</text:p>
          <text:p text:style-name="P1">11.4 Umgebungsvariablen<text:tab/>18</text:p>
          <text:p text:style-name="P2">12. Tests und Abnahmekriterien<text:tab/>20</text:p>
          <text:p text:style-name="P1">12.1 Tests<text:tab/>20</text:p>
          <text:p text:style-name="P1">12.2 Abnahmekriterien<text:tab/>21</text:p>
        </text:index-body>
      </text:table-of-content>
      <text:p text:style-name="Text_20_body"/>
      <text:h text:style-name="P5" text:outline-level="1">1. Ziel und Zweck</text:h>
      <text:p text:style-name="Text_20_body">Der <text:span text:style-name="Source_20_Text">iam-service</text:span> verwaltet die fachliche Autorisierung innerhalb einer mandantenfähigen Plattform.</text:p>
      <text:p text:style-name="Text_20_body">Schwerpunkte:</text:p>
      <text:list xml:id="list774386516349052970" text:style-name="L1">
        <text:list-item>
          <text:p text:style-name="P10">Verwaltung von Modulen und Permissions</text:p>
        </text:list-item>
        <text:list-item>
          <text:p text:style-name="P10">Verwaltung tenant-spezifischer Rollen</text:p>
        </text:list-item>
        <text:list-item>
          <text:p text:style-name="P10">Zuordnung von Rollen zu Subjects</text:p>
        </text:list-item>
        <text:list-item>
          <text:p text:style-name="P10">Verwaltung von Tenant-Admins und System-Admins</text:p>
        </text:list-item>
        <text:list-item>
          <text:p text:style-name="P10">Berechnung effektiver Berechtigungen je Tenant, Subject und Modul</text:p>
        </text:list-item>
        <text:list-item>
          <text:p text:style-name="P10">Mandantentrennung über <text:span text:style-name="Source_20_Text">tenant_id</text:span> im JWT</text:p>
        </text:list-item>
        <text:list-item>
          <text:p text:style-name="P10">Bereitstellung stabiler Rechteinformationen für andere Services</text:p>
        </text:list-item>
        <text:list-item>
          <text:p text:style-name="P10">klare Trennung zu Authentifizierung, Benutzerstammdaten und Company-Stammdaten</text:p>
        </text:list-item>
      </text:list>
      <text:p text:style-name="Text_20_body"/>
      <text:h text:style-name="Heading_20_1" text:outline-level="1">2. Abgrenzung</text:h>
      <text:h text:style-name="Heading_20_2" text:outline-level="2">2.1 Enthalten</text:h>
      <text:list xml:id="list5893068200894646600" text:style-name="L2">
        <text:list-item>
          <text:p text:style-name="P11">Verwaltung von Modulen</text:p>
        </text:list-item>
        <text:list-item>
          <text:p text:style-name="P11">Verwaltung von Permissions je Modul</text:p>
        </text:list-item>
        <text:list-item>
          <text:p text:style-name="P11">tenant-spezifische Modulfreischaltung</text:p>
        </text:list-item>
        <text:list-item>
          <text:p text:style-name="P11">Verwaltung tenant-spezifischer Rollen</text:p>
        </text:list-item>
        <text:list-item>
          <text:p text:style-name="P11">Zuordnung von Permissions zu Rollen</text:p>
        </text:list-item>
        <text:list-item>
          <text:p text:style-name="P11">Zuordnung von Rollen zu <text:span text:style-name="Source_20_Text">USER</text:span>- und <text:span text:style-name="Source_20_Text">SERVICE</text:span>-Subjects</text:p>
        </text:list-item>
        <text:list-item>
          <text:p text:style-name="P11">Verwaltung von Tenant-Admins</text:p>
        </text:list-item>
        <text:list-item>
          <text:p text:style-name="P11">Verwaltung von System-Admins</text:p>
        </text:list-item>
        <text:list-item>
          <text:p text:style-name="P11">Berechnung und Ausgabe effektiver Permissions pro Modul</text:p>
        </text:list-item>
        <text:list-item>
          <text:p text:style-name="P11">Berechtigungsversion <text:span text:style-name="Source_20_Text">permVersion</text:span> pro Tenant und Subject</text:p>
        </text:list-item>
        <text:list-item>
          <text:p text:style-name="P11">JWT-Validierung inklusive Audience-Prüfung und Mandantentrennung</text:p>
        </text:list-item>
      </text:list>
      <text:p text:style-name="Text_20_body"/>
      <text:h text:style-name="Heading_20_2" text:outline-level="2"/>
      <text:h text:style-name="P7" text:outline-level="2">2.2 Nicht enthalten</text:h>
      <text:list xml:id="list5319650326266750476" text:style-name="L3">
        <text:list-item>
          <text:p text:style-name="P12">Token-Ausstellung, Login, MFA, Refresh, Session-Verwaltung – <text:span text:style-name="Source_20_Text">auth-service</text:span></text:p>
        </text:list-item>
        <text:list-item>
          <text:p text:style-name="P12">Passwortverwaltung, Credentials, Identities – <text:span text:style-name="Source_20_Text">auth-service</text:span></text:p>
        </text:list-item>
        <text:list-item>
          <text:p text:style-name="P12">Benutzerprofile, Benutzerstatus, Person-Referenzen – <text:span text:style-name="Source_20_Text">user-service</text:span></text:p>
        </text:list-item>
        <text:list-item>
          <text:p text:style-name="P12">Company- und Location-Stammdaten – <text:span text:style-name="Source_20_Text">company-service</text:span></text:p>
        </text:list-item>
        <text:list-item>
          <text:p text:style-name="P12">Kontaktpunkte, Adressen, Kommunikationsobjekte – <text:span text:style-name="Source_20_Text">contact-service</text:span></text:p>
        </text:list-item>
        <text:list-item>
          <text:p text:style-name="P12">fachliche Datenobjekte anderer Domänen außerhalb des Rollen-/Rechtemodells</text:p>
        </text:list-item>
      </text:list>
      <text:p text:style-name="Text_20_body"/>
      <text:h text:style-name="Heading_20_1" text:outline-level="1">3. Systemkontext / Abhängigkeiten</text:h>
      <text:h text:style-name="Heading_20_2" text:outline-level="2">3.1 Inbound (wer ruft iam-service auf)</text:h>
      <text:list xml:id="list3163095725028702013" text:style-name="L4">
        <text:list-item>
          <text:p text:style-name="P13">Portal/Backend mit User-Token: Rechteabfragen und tenant-spezifische Administration</text:p>
        </text:list-item>
        <text:list-item>
          <text:p text:style-name="P13">interne Services mit Service-Token: technische Rechteabfragen und systemische Administration</text:p>
        </text:list-item>
        <text:list-item>
          <text:p text:style-name="P13"><text:span text:style-name="Source_20_Text">user-service</text:span>, <text:span text:style-name="Source_20_Text">company-service</text:span> oder andere Fachservices: Konsum effektiver Rechteinformationen, sofern freigegeben</text:p>
        </text:list-item>
        <text:list-item>
          <text:p text:style-name="P13">Administrationsoberflächen: Pflege von Modulen, Rollen, Assignments und Admin-Zuordnungen</text:p>
        </text:list-item>
      </text:list>
      <text:h text:style-name="Heading_20_2" text:outline-level="2">3.2 Outbound (wen nutzt iam-service)</text:h>
      <text:list xml:id="list7076664560745177701" text:style-name="L5">
        <text:list-item>
          <text:p text:style-name="P14"><text:span text:style-name="Source_20_Text">auth-service</text:span>: JWKS/Issuer als Quelle für JWT-Validierung im Resource-Server-Betrieb</text:p>
        </text:list-item>
        <text:list-item>
          <text:p text:style-name="P14">optional <text:span text:style-name="Source_20_Text">user-service</text:span>: fachliche Referenzprüfung von <text:span text:style-name="Source_20_Text">USER</text:span>-Subjects</text:p>
        </text:list-item>
        <text:list-item>
          <text:p text:style-name="P14">optionale Fachservices: Konsum von Autorisierungsentscheidungen</text:p>
        </text:list-item>
        <text:list-item>
          <text:p text:style-name="P14">keine Pflicht, dass andere Plattform-Services oder Docker-Compose-Stapel für lokale Fachtests bereits laufen</text:p>
        </text:list-item>
      </text:list>
      <text:h text:style-name="Heading_20_2" text:outline-level="2">3.3 Verantwortlichkeiten (Source of Truth)</text:h>
      <text:list xml:id="list4760581560053023401" text:style-name="L6">
        <text:list-item>
          <text:p text:style-name="P15"><text:span text:style-name="Source_20_Text">iam-service</text:span>: Module, Permissions, Rollen, Assignments, Tenant-Admins, System-Admins, <text:span text:style-name="Source_20_Text">permVersion</text:span></text:p>
        </text:list-item>
        <text:list-item>
          <text:p text:style-name="P15"><text:span text:style-name="Source_20_Text">auth-service</text:span>: Credentials, Passwörter, MFA, Sessions, Tokens, JWKS</text:p>
        </text:list-item>
        <text:list-item>
          <text:p text:style-name="P15"><text:span text:style-name="Source_20_Text">user-service</text:span>: Benutzerprofil, Benutzerstatus, <text:span text:style-name="Source_20_Text">companyId</text:span>, <text:span text:style-name="Source_20_Text">personId</text:span></text:p>
        </text:list-item>
        <text:list-item>
          <text:p text:style-name="P15"><text:span text:style-name="Source_20_Text">company-service</text:span>: Company-Stammdaten und Locations</text:p>
        </text:list-item>
        <text:list-item>
          <text:p text:style-name="P15"><text:span text:style-name="Source_20_Text">contact-service</text:span>: ContactPoints, Adressen, Owner-Modell</text:p>
        </text:list-item>
      </text:list>
      <text:h text:style-name="Heading_20_2" text:outline-level="2"><text:soft-page-break/>3.4 Datenflüsse (Katalog / Rollen / Rechteabfrage)</text:h>
      <text:h text:style-name="Heading_20_3" text:outline-level="3">3.4.1 Modulkatalog</text:h>
      <text:list xml:id="list196324438250288105" text:style-name="L7">
        <text:list-item>
          <text:p text:style-name="P16">Ein System-Admin legt Module und Permissions an.</text:p>
        </text:list-item>
        <text:list-item>
          <text:p text:style-name="P16">Der <text:span text:style-name="Source_20_Text">iam-service</text:span> speichert Katalogdaten tenant-unabhängig.</text:p>
        </text:list-item>
        <text:list-item>
          <text:p text:style-name="P16">Tenants können Module tenant-spezifisch freischalten oder deaktivieren.</text:p>
        </text:list-item>
      </text:list>
      <text:h text:style-name="Heading_20_3" text:outline-level="3">3.4.2 Rollenverwaltung</text:h>
      <text:list xml:id="list561292804587853571" text:style-name="L8">
        <text:list-item>
          <text:p text:style-name="P17">Ein Tenant-Admin legt Rollen im eigenen Tenant an.</text:p>
        </text:list-item>
        <text:list-item>
          <text:p text:style-name="P17">Permissions werden der Rolle zugeordnet.</text:p>
        </text:list-item>
        <text:list-item>
          <text:p text:style-name="P17">Rollen werden Subjects tenant-scharf zugewiesen.</text:p>
        </text:list-item>
      </text:list>
      <text:h text:style-name="Heading_20_3" text:outline-level="3">3.4.3 Rechteabfrage</text:h>
      <text:list xml:id="list7371278287212779406" text:style-name="L9">
        <text:list-item>
          <text:p text:style-name="P18">Ein berechtigter Caller fragt Rechte für ein Subject und ein Modul ab.</text:p>
        </text:list-item>
        <text:list-item>
          <text:p text:style-name="P18">Der <text:span text:style-name="Source_20_Text">iam-service</text:span> prüft Modulfreigabe, Admin-Status, Rollen und Assignments.</text:p>
        </text:list-item>
        <text:list-item>
          <text:p text:style-name="P18">Die Antwort enthält <text:span text:style-name="Source_20_Text">enabled</text:span>, <text:span text:style-name="Source_20_Text">permissions</text:span> und <text:span text:style-name="Source_20_Text">permVersion</text:span>.</text:p>
        </text:list-item>
      </text:list>
      <text:h text:style-name="Heading_20_1" text:outline-level="1">4. Begriffe</text:h>
      <text:list xml:id="list6966931997478501098" text:style-name="L10">
        <text:list-item>
          <text:p text:style-name="P19"><text:span text:style-name="Strong_20_Emphasis">Tenant</text:span>: Mandant beziehungsweise Company-Kontext der Autorisierung</text:p>
        </text:list-item>
        <text:list-item>
          <text:p text:style-name="P19"><text:span text:style-name="Strong_20_Emphasis">Module</text:span>: fachlicher Funktionsbereich mit technischem <text:span text:style-name="Source_20_Text">moduleKey</text:span></text:p>
        </text:list-item>
        <text:list-item>
          <text:p text:style-name="P19"><text:span text:style-name="Strong_20_Emphasis">Permission</text:span>: atomare Aktion innerhalb eines Moduls, zum Beispiel <text:span text:style-name="Source_20_Text">user.read</text:span></text:p>
        </text:list-item>
        <text:list-item>
          <text:p text:style-name="P19"><text:span text:style-name="Strong_20_Emphasis">Role</text:span>: tenant-spezifisches Bündel von Permissions</text:p>
        </text:list-item>
        <text:list-item>
          <text:p text:style-name="P19"><text:span text:style-name="Strong_20_Emphasis">Subject</text:span>: Identität, für die Berechtigungen gelten</text:p>
        </text:list-item>
        <text:list-item>
          <text:p text:style-name="P19"><text:span text:style-name="Strong_20_Emphasis">subject_type</text:span>: Typ des Subjekts, <text:span text:style-name="Source_20_Text">USER</text:span> oder <text:span text:style-name="Source_20_Text">SERVICE</text:span></text:p>
        </text:list-item>
        <text:list-item>
          <text:p text:style-name="P19"><text:span text:style-name="Strong_20_Emphasis">Tenant Admin</text:span>: Administrator eines konkreten Tenants</text:p>
        </text:list-item>
        <text:list-item>
          <text:p text:style-name="P19"><text:span text:style-name="Strong_20_Emphasis">System Admin</text:span>: tenant-unabhängiger Administrator</text:p>
        </text:list-item>
        <text:list-item>
          <text:p text:style-name="P19"><text:span text:style-name="Strong_20_Emphasis">Enablement</text:span>: tenant-spezifische Freigabe eines Moduls</text:p>
        </text:list-item>
        <text:list-item>
          <text:p text:style-name="P19"><text:span text:style-name="Strong_20_Emphasis">permVersion</text:span>: Versionsnummer der Berechtigungssicht eines Subjects im Tenant</text:p>
        </text:list-item>
        <text:list-item>
          <text:p text:style-name="P19"><text:span text:style-name="Strong_20_Emphasis">Idempotency-Key</text:span>: Header zur Wiederholbarkeit ausgewählter Schreiboperationen; im IAM aktuell nicht verwendet</text:p>
        </text:list-item>
      </text:list>
      <text:h text:style-name="Heading_20_1" text:outline-level="1"/>
      <text:h text:style-name="P5" text:outline-level="1">5. IAM-Absicherung und Mandantentrennung</text:h>
      <text:h text:style-name="Heading_20_2" text:outline-level="2">5.1 Grundprinzip (OAuth2 Resource Server)</text:h>
      <text:p text:style-name="Text_20_body">Alle fachlichen Endpunkte erwarten <text:span text:style-name="Source_20_Text">Authorization: Bearer &lt;JWT&gt;</text:span>.<text:line-break/>Absicherung folgt dem Default-Deny-Prinzip: Routen ohne explizite Regel sind nicht erreichbar.</text:p>
      <text:h text:style-name="Heading_20_2" text:outline-level="2">5.2 JWT-Contract (Claims, Audience, Subject Types)</text:h>
      <text:p text:style-name="Text_20_body">JWT-Prüfungen:</text:p>
      <text:list xml:id="list2704958161613937709" text:style-name="L11">
        <text:list-item>
          <text:p text:style-name="P20">Signaturprüfung über <text:span text:style-name="Source_20_Text">issuer-uri</text:span> oder <text:span text:style-name="Source_20_Text">jwk-set-uri</text:span></text:p>
        </text:list-item>
        <text:list-item>
          <text:p text:style-name="P20">Zeitvalidierung über <text:span text:style-name="Source_20_Text">iat</text:span> und <text:span text:style-name="Source_20_Text">exp</text:span> mit Clock-Skew</text:p>
        </text:list-item>
        <text:list-item>
          <text:p text:style-name="P20">Audience-Check: <text:span text:style-name="Source_20_Text">aud</text:span> enthält <text:span text:style-name="Source_20_Text">iam-service</text:span></text:p>
        </text:list-item>
        <text:list-item>
          <text:p text:style-name="P20">Subject-Type: <text:span text:style-name="Source_20_Text">subject_type</text:span> ist <text:span text:style-name="Source_20_Text">USER</text:span> oder <text:span text:style-name="Source_20_Text">SERVICE</text:span></text:p>
        </text:list-item>
        <text:list-item>
          <text:p text:style-name="P20">Tenant-Claim: <text:span text:style-name="Source_20_Text">tenant_id</text:span> ist vorhanden</text:p>
        </text:list-item>
        <text:list-item>
          <text:p text:style-name="P20">Pflichtclaims: <text:span text:style-name="Source_20_Text">iss</text:span>, <text:span text:style-name="Source_20_Text">sub</text:span>, <text:span text:style-name="Source_20_Text">aud</text:span>, <text:span text:style-name="Source_20_Text">iat</text:span>, <text:span text:style-name="Source_20_Text">exp</text:span>, <text:span text:style-name="Source_20_Text">jti</text:span>, <text:span text:style-name="Source_20_Text">tenant_id</text:span>, <text:span text:style-name="Source_20_Text">subject_type</text:span></text:p>
        </text:list-item>
        <text:list-item>
          <text:p text:style-name="P20">optionale Scopes: <text:span text:style-name="Source_20_Text">scp</text:span> oder <text:span text:style-name="Source_20_Text">scope</text:span></text:p>
        </text:list-item>
      </text:list>
      <text:p text:style-name="Text_20_body">Deterministische Contract-Fehlermeldungen (<text:span text:style-name="Source_20_Text">401</text:span>), zum Beispiel:</text:p>
      <text:list xml:id="list1057197677508947503" text:style-name="L12">
        <text:list-item>
          <text:p text:style-name="P21"><text:span text:style-name="Source_20_Text">missing claim: tenant_id</text:span></text:p>
        </text:list-item>
        <text:list-item>
          <text:p text:style-name="P21"><text:span text:style-name="Source_20_Text">missing claim: subject_type</text:span></text:p>
        </text:list-item>
        <text:list-item>
          <text:p text:style-name="P21"><text:span text:style-name="Source_20_Text">wrong audience</text:span></text:p>
        </text:list-item>
        <text:list-item>
          <text:p text:style-name="P21"><text:span text:style-name="Source_20_Text">invalid subject_type</text:span></text:p>
        </text:list-item>
      </text:list>
      <text:h text:style-name="Heading_20_2" text:outline-level="2">5.3 Tenant-Kontext und Konsistenzprüfungen</text:h>
      <text:p text:style-name="Text_20_body">Tenant-Quelle ist ausschließlich <text:span text:style-name="Source_20_Text">tenant_id</text:span> aus dem JWT.</text:p>
      <text:p text:style-name="Text_20_body">Optionaler Konsistenzheader:</text:p>
      <text:list xml:id="list7827115397736157821" text:style-name="L13">
        <text:list-item>
          <text:p text:style-name="P22"><text:span text:style-name="Source_20_Text">X-Tenant-Id</text:span></text:p>
        </text:list-item>
      </text:list>
      <text:p text:style-name="Text_20_body">Bei Abweichung gegenüber <text:span text:style-name="Source_20_Text">tenant_id</text:span> erfolgt Ablehnung (<text:span text:style-name="Source_20_Text">403</text:span>).</text:p>
      <text:p text:style-name="Text_20_body">Tenant-scharfe Endpunkte prüfen Mandantenkonsistenz serverseitig über:</text:p>
      <text:list xml:id="list1547621650440092677" text:style-name="L14">
        <text:list-item>
          <text:p text:style-name="P23">Header-Kontext</text:p>
        </text:list-item>
        <text:list-item>
          <text:p text:style-name="P23">Pfadparameter</text:p>
        </text:list-item>
        <text:list-item>
          <text:p text:style-name="P23">Query-Parameter</text:p>
        </text:list-item>
        <text:list-item>
          <text:p text:style-name="P23">relationale Datenhaltung mit tenant-scharfen Filtern</text:p>
        </text:list-item>
      </text:list>
      <text:p text:style-name="Text_20_body">Optionaler No-Data-Leak-Modus:</text:p>
      <text:list xml:id="list660661116225795052" text:style-name="L15">
        <text:list-item>
          <text:p text:style-name="P24">bei Zugriff auf tenant-fremde Objekte kann <text:span text:style-name="Source_20_Text">404</text:span> statt <text:span text:style-name="Source_20_Text">403</text:span> geliefert werden</text:p>
        </text:list-item>
      </text:list>
      <text:h text:style-name="Heading_20_2" text:outline-level="2"><text:soft-page-break/>5.4 Autorisierung über Rollen-/Admin-Logik</text:h>
      <text:p text:style-name="Text_20_body">Alle fachlichen Funktionen des <text:span text:style-name="Source_20_Text">iam-service</text:span> sind abgesichert: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header-rows>
          <table:table-row>
            <table:table-cell table:style-name="Tabelle2.A1" office:value-type="string">
              <text:p text:style-name="P9">Bereich</text:p>
            </table:table-cell>
            <table:table-cell table:style-name="Tabelle2.A1" office:value-type="string">
              <text:p text:style-name="P9">HTTP Route</text:p>
            </table:table-cell>
            <table:table-cell table:style-name="Tabelle2.A1" office:value-type="string">
              <text:p text:style-name="P9">Regel</text:p>
            </table:table-cell>
          </table:table-row>
        </table:table-header-rows>
        <table:table-row>
          <table:table-cell table:style-name="Tabelle2.A1" office:value-type="string">
            <text:p text:style-name="Table_20_Contents">Ping</text:p>
          </table:table-cell>
          <table:table-cell table:style-name="Tabelle2.A1" office:value-type="string">
            <text:p text:style-name="Table_20_Contents"><text:span text:style-name="Source_20_Text">GET /api/v1/ping</text:span></text:p>
          </table:table-cell>
          <table:table-cell table:style-name="Tabelle2.A1" office:value-type="string">
            <text:p text:style-name="Table_20_Contents">authentifiziert</text:p>
          </table:table-cell>
        </table:table-row>
        <table:table-row>
          <table:table-cell table:style-name="Tabelle2.A1" office:value-type="string">
            <text:p text:style-name="Table_20_Contents">Rechteabfrage</text:p>
          </table:table-cell>
          <table:table-cell table:style-name="Tabelle2.A1" office:value-type="string">
            <text:p text:style-name="Table_20_Contents"><text:span text:style-name="Source_20_Text">GET /api/v1/access/subjects/{subjectId}/modules/{moduleKey}</text:span></text:p>
          </table:table-cell>
          <table:table-cell table:style-name="Tabelle2.A1" office:value-type="string">
            <text:p text:style-name="Table_20_Contents">Self, Tenant-Admin oder System-Admin</text:p>
          </table:table-cell>
        </table:table-row>
        <table:table-row>
          <table:table-cell table:style-name="Tabelle2.A1" office:value-type="string">
            <text:p text:style-name="Table_20_Contents">Rechteabfrage legacy</text:p>
          </table:table-cell>
          <table:table-cell table:style-name="Tabelle2.A1" office:value-type="string">
            <text:p text:style-name="Table_20_Contents"><text:span text:style-name="Source_20_Text">GET /api/v1/access/tenants/{tenantId}/subjects/{subjectId}/modules/{moduleKey}</text:span></text:p>
          </table:table-cell>
          <table:table-cell table:style-name="Tabelle2.A1" office:value-type="string">
            <text:p text:style-name="Table_20_Contents">Self, Tenant-Admin oder System-Admin</text:p>
          </table:table-cell>
        </table:table-row>
        <table:table-row>
          <table:table-cell table:style-name="Tabelle2.A1" office:value-type="string">
            <text:p text:style-name="Table_20_Contents">Modul anlegen</text:p>
          </table:table-cell>
          <table:table-cell table:style-name="Tabelle2.A1" office:value-type="string">
            <text:p text:style-name="Table_20_Contents"><text:span text:style-name="Source_20_Text">POST /api/v1/modules</text:span></text:p>
          </table:table-cell>
          <table:table-cell table:style-name="Tabelle2.A1" office:value-type="string">
            <text:p text:style-name="Table_20_Contents">System-Admin</text:p>
          </table:table-cell>
        </table:table-row>
        <table:table-row>
          <table:table-cell table:style-name="Tabelle2.A1" office:value-type="string">
            <text:p text:style-name="Table_20_Contents">Module listen</text:p>
          </table:table-cell>
          <table:table-cell table:style-name="Tabelle2.A1" office:value-type="string">
            <text:p text:style-name="Table_20_Contents"><text:span text:style-name="Source_20_Text">GET /api/v1/modules</text:span></text:p>
          </table:table-cell>
          <table:table-cell table:style-name="Tabelle2.A1" office:value-type="string">
            <text:p text:style-name="Table_20_Contents">System-Admin</text:p>
          </table:table-cell>
        </table:table-row>
        <table:table-row>
          <table:table-cell table:style-name="Tabelle2.A1" office:value-type="string">
            <text:p text:style-name="Table_20_Contents">Permission anlegen</text:p>
          </table:table-cell>
          <table:table-cell table:style-name="Tabelle2.A1" office:value-type="string">
            <text:p text:style-name="Table_20_Contents"><text:span text:style-name="Source_20_Text">POST /api/v1/modules/{moduleKey}/permissions</text:span></text:p>
          </table:table-cell>
          <table:table-cell table:style-name="Tabelle2.A1" office:value-type="string">
            <text:p text:style-name="Table_20_Contents">System-Admin</text:p>
          </table:table-cell>
        </table:table-row>
        <table:table-row>
          <table:table-cell table:style-name="Tabelle2.A1" office:value-type="string">
            <text:p text:style-name="Table_20_Contents">Permissions listen</text:p>
          </table:table-cell>
          <table:table-cell table:style-name="Tabelle2.A1" office:value-type="string">
            <text:p text:style-name="Table_20_Contents"><text:span text:style-name="Source_20_Text">GET /api/v1/modules/{moduleKey}/permissions</text:span></text:p>
          </table:table-cell>
          <table:table-cell table:style-name="Tabelle2.A1" office:value-type="string">
            <text:p text:style-name="Table_20_Contents">System-Admin</text:p>
          </table:table-cell>
        </table:table-row>
        <table:table-row>
          <table:table-cell table:style-name="Tabelle2.A1" office:value-type="string">
            <text:p text:style-name="Table_20_Contents">Tenant-Modul setzen</text:p>
          </table:table-cell>
          <table:table-cell table:style-name="Tabelle2.A1" office:value-type="string">
            <text:p text:style-name="Table_20_Contents"><text:span text:style-name="Source_20_Text">PUT /api/v1/tenant/modules/{moduleKey}</text:span></text:p>
          </table:table-cell>
          <table:table-cell table:style-name="Tabelle2.A1" office:value-type="string">
            <text:p text:style-name="Table_20_Contents">System-Admin</text:p>
          </table:table-cell>
        </table:table-row>
        <table:table-row>
          <table:table-cell table:style-name="Tabelle2.A1" office:value-type="string">
            <text:p text:style-name="Table_20_Contents">Rolle anlegen</text:p>
          </table:table-cell>
          <table:table-cell table:style-name="Tabelle2.A1" office:value-type="string">
            <text:p text:style-name="Table_20_Contents"><text:span text:style-name="Source_20_Text">POST /api/v1/tenant/roles</text:span></text:p>
          </table:table-cell>
          <table:table-cell table:style-name="Tabelle2.A1" office:value-type="string">
            <text:p text:style-name="Table_20_Contents">Tenant-Admin</text:p>
          </table:table-cell>
        </table:table-row>
        <table:table-row>
          <table:table-cell table:style-name="Tabelle2.A1" office:value-type="string">
            <text:p text:style-name="Table_20_Contents">Rollen listen</text:p>
          </table:table-cell>
          <table:table-cell table:style-name="Tabelle2.A1" office:value-type="string">
            <text:p text:style-name="Table_20_Contents"><text:span text:style-name="Source_20_Text">GET /api/v1/tenant/roles</text:span></text:p>
          </table:table-cell>
          <table:table-cell table:style-name="Tabelle2.A1" office:value-type="string">
            <text:p text:style-name="Table_20_Contents">Tenant-Admin</text:p>
          </table:table-cell>
        </table:table-row>
        <table:table-row>
          <table:table-cell table:style-name="Tabelle2.A1" office:value-type="string">
            <text:p text:style-name="Table_20_Contents">Rollen-Permissions setzen</text:p>
          </table:table-cell>
          <table:table-cell table:style-name="Tabelle2.A1" office:value-type="string">
            <text:p text:style-name="Table_20_Contents"><text:span text:style-name="Source_20_Text">PUT /api/v1/tenant/roles/{roleId}/permissions</text:span></text:p>
          </table:table-cell>
          <table:table-cell table:style-name="Tabelle2.A1" office:value-type="string">
            <text:p text:style-name="Table_20_Contents">Tenant-Admin</text:p>
          </table:table-cell>
        </table:table-row>
        <table:table-row>
          <table:table-cell table:style-name="Tabelle2.A1" office:value-type="string">
            <text:p text:style-name="Table_20_Contents">Assignment anlegen</text:p>
          </table:table-cell>
          <table:table-cell table:style-name="Tabelle2.A1" office:value-type="string">
            <text:p text:style-name="Table_20_Contents"><text:span text:style-name="Source_20_Text">POST /api/v1/tenant/assignments</text:span></text:p>
          </table:table-cell>
          <table:table-cell table:style-name="Tabelle2.A1" office:value-type="string">
            <text:p text:style-name="Table_20_Contents">Tenant-Admin</text:p>
          </table:table-cell>
        </table:table-row>
        <table:table-row>
          <table:table-cell table:style-name="Tabelle2.A1" office:value-type="string">
            <text:p text:style-name="Table_20_Contents">Tenant-Admin hinzufügen</text:p>
          </table:table-cell>
          <table:table-cell table:style-name="Tabelle2.A1" office:value-type="string">
            <text:p text:style-name="Table_20_Contents"><text:span text:style-name="Source_20_Text">PUT /api/v1/tenant/admins</text:span></text:p>
          </table:table-cell>
          <table:table-cell table:style-name="Tabelle2.A1" office:value-type="string">
            <text:p text:style-name="Table_20_Contents">Tenant-Admin oder System-Admin</text:p>
          </table:table-cell>
        </table:table-row>
        <table:table-row>
          <table:table-cell table:style-name="Tabelle2.A1" office:value-type="string">
            <text:p text:style-name="Table_20_Contents">Tenant-Admin entfernen</text:p>
          </table:table-cell>
          <table:table-cell table:style-name="Tabelle2.A1" office:value-type="string">
            <text:p text:style-name="Table_20_Contents"><text:span text:style-name="Source_20_Text">DELETE /api/v1/tenant/admins</text:span></text:p>
          </table:table-cell>
          <table:table-cell table:style-name="Tabelle2.A1" office:value-type="string">
            <text:p text:style-name="Table_20_Contents">Tenant-Admin oder System-Admin</text:p>
          </table:table-cell>
        </table:table-row>
        <table:table-row>
          <table:table-cell table:style-name="Tabelle2.A1" office:value-type="string">
            <text:p text:style-name="Table_20_Contents">System-Admin anlegen</text:p>
          </table:table-cell>
          <table:table-cell table:style-name="Tabelle2.A1" office:value-type="string">
            <text:p text:style-name="Table_20_Contents"><text:span text:style-name="Source_20_Text">POST /api/v1/system/admins</text:span></text:p>
          </table:table-cell>
          <table:table-cell table:style-name="Tabelle2.A1" office:value-type="string">
            <text:p text:style-name="Table_20_Contents">System-Admin</text:p>
          </table:table-cell>
        </table:table-row>
      </table:table>
      <text:h text:style-name="Heading_20_2" text:outline-level="2"/>
      <text:h text:style-name="Heading_20_1" text:outline-level="1">6. REST-API – Übersicht</text:h>
      <text:h text:style-name="Heading_20_2" text:outline-level="2">6.1 Basis-URL, Versionierung, Content Types</text:h>
      <text:p text:style-name="Text_20_body">API Context Path: <text:span text:style-name="Source_20_Text">/api/v1</text:span></text:p>
      <text:p text:style-name="Text_20_body">Request/Response: <text:span text:style-name="Source_20_Text">application/json</text:span></text:p>
      <text:p text:style-name="Text_20_body">Fehler: <text:span text:style-name="Source_20_Text">application/json</text:span> (siehe Abschnitt 10)</text:p>
      <text:p text:style-name="Text_20_body">Standard-Header:</text:p>
      <text:list xml:id="list5111929939388095831" text:style-name="L16">
        <text:list-item>
          <text:p text:style-name="P25"><text:span text:style-name="Source_20_Text">X-Correlation-Id</text:span> optional; wird sonst erzeugt und zurückgegeben</text:p>
        </text:list-item>
        <text:list-item>
          <text:p text:style-name="P25"><text:span text:style-name="Source_20_Text">X-Tenant-Id</text:span> optional; Konsistenzcheck, siehe Abschnitt 5.3</text:p>
        </text:list-item>
      </text:list>
      <text:h text:style-name="Heading_20_2" text:outline-level="2"><text:soft-page-break/>6.2 Endpunkte (fachlich)</text:h>
      <text:p text:style-name="Text_20_body"><text:span text:style-name="Strong_20_Emphasis">Access</text:span></text:p>
      <text:list xml:id="list2693100202707665805" text:style-name="L17">
        <text:list-item>
          <text:p text:style-name="P26"><text:span text:style-name="Source_20_Text">GET /api/v1/access/subjects/{subjectId}/modules/{moduleKey}</text:span></text:p>
        </text:list-item>
        <text:list-item>
          <text:p text:style-name="P26"><text:span text:style-name="Source_20_Text">GET /api/v1/access/tenants/{tenantId}/subjects/{subjectId}/modules/{moduleKey}</text:span></text:p>
        </text:list-item>
      </text:list>
      <text:p text:style-name="Text_20_body"><text:span text:style-name="Strong_20_Emphasis">Katalog</text:span></text:p>
      <text:list xml:id="list6405575835155655483" text:style-name="L18">
        <text:list-item>
          <text:p text:style-name="P27"><text:span text:style-name="Source_20_Text">POST /api/v1/modules</text:span></text:p>
        </text:list-item>
        <text:list-item>
          <text:p text:style-name="P27"><text:span text:style-name="Source_20_Text">GET /api/v1/modules</text:span></text:p>
        </text:list-item>
        <text:list-item>
          <text:p text:style-name="P27"><text:span text:style-name="Source_20_Text">POST /api/v1/modules/{moduleKey}/permissions</text:span></text:p>
        </text:list-item>
        <text:list-item>
          <text:p text:style-name="P27"><text:span text:style-name="Source_20_Text">GET /api/v1/modules/{moduleKey}/permissions</text:span></text:p>
        </text:list-item>
      </text:list>
      <text:p text:style-name="Text_20_body"><text:span text:style-name="Strong_20_Emphasis">Tenant</text:span></text:p>
      <text:list xml:id="list7307222829143885320" text:style-name="L19">
        <text:list-item>
          <text:p text:style-name="P28"><text:span text:style-name="Source_20_Text">PUT /api/v1/tenant/modules/{moduleKey}</text:span></text:p>
        </text:list-item>
        <text:list-item>
          <text:p text:style-name="P28"><text:span text:style-name="Source_20_Text">POST /api/v1/tenant/roles</text:span></text:p>
        </text:list-item>
        <text:list-item>
          <text:p text:style-name="P28"><text:span text:style-name="Source_20_Text">GET /api/v1/tenant/roles</text:span></text:p>
        </text:list-item>
        <text:list-item>
          <text:p text:style-name="P28"><text:span text:style-name="Source_20_Text">PUT /api/v1/tenant/roles/{roleId}/permissions</text:span></text:p>
        </text:list-item>
        <text:list-item>
          <text:p text:style-name="P28"><text:span text:style-name="Source_20_Text">POST /api/v1/tenant/assignments</text:span></text:p>
        </text:list-item>
        <text:list-item>
          <text:p text:style-name="P28"><text:span text:style-name="Source_20_Text">PUT /api/v1/tenant/admins</text:span></text:p>
        </text:list-item>
        <text:list-item>
          <text:p text:style-name="P28"><text:span text:style-name="Source_20_Text">DELETE /api/v1/tenant/admins</text:span></text:p>
        </text:list-item>
      </text:list>
      <text:p text:style-name="Text_20_body"><text:span text:style-name="Strong_20_Emphasis">System</text:span></text:p>
      <text:list xml:id="list2765226642447888790" text:style-name="L20">
        <text:list-item>
          <text:p text:style-name="P29"><text:span text:style-name="Source_20_Text">POST /api/v1/system/admins</text:span></text:p>
        </text:list-item>
      </text:list>
      <text:h text:style-name="Heading_20_2" text:outline-level="2">6.3 Standard-Query (Paging/Sort/Filter)</text:h>
      <text:p text:style-name="Text_20_body">Paging/Sort:</text:p>
      <text:list xml:id="list1142680190904122908" text:style-name="L21">
        <text:list-item>
          <text:p text:style-name="P30"><text:span text:style-name="Source_20_Text">page</text:span> (default <text:span text:style-name="Source_20_Text">0</text:span>)</text:p>
        </text:list-item>
        <text:list-item>
          <text:p text:style-name="P30"><text:span text:style-name="Source_20_Text">size</text:span> (default <text:span text:style-name="Source_20_Text">50</text:span>; max zum Beispiel <text:span text:style-name="Source_20_Text">200</text:span>)</text:p>
        </text:list-item>
        <text:list-item>
          <text:p text:style-name="P30"><text:span text:style-name="Source_20_Text">sort</text:span> (zum Beispiel <text:span text:style-name="Source_20_Text">createdAt,DESC</text:span>)</text:p>
        </text:list-item>
      </text:list>
      <text:p text:style-name="Text_20_body">Filter:</text:p>
      <text:list xml:id="list322530964899901982" text:style-name="L22">
        <text:list-item>
          <text:p text:style-name="P31"><text:span text:style-name="Source_20_Text">moduleKey=&lt;text&gt;</text:span></text:p>
        </text:list-item>
        <text:list-item>
          <text:p text:style-name="P31"><text:span text:style-name="Source_20_Text">roleName=&lt;text&gt;</text:span></text:p>
        </text:list-item>
        <text:list-item>
          <text:p text:style-name="P31"><text:span text:style-name="Source_20_Text">subjectId=&lt;id&gt;</text:span></text:p>
        </text:list-item>
        <text:list-item>
          <text:p text:style-name="P31"><text:span text:style-name="Source_20_Text">subjectType=USER|SERVICE</text:span></text:p>
        </text:list-item>
        <text:list-item>
          <text:p text:style-name="P31"><text:span text:style-name="Source_20_Text">enabled=true|false</text:span></text:p>
        </text:list-item>
        <text:list-item>
          <text:p text:style-name="P31"><text:span text:style-name="Source_20_Text">active=true|false</text:span></text:p>
        </text:list-item>
      </text:list>
      <text:h text:style-name="Heading_20_1" text:outline-level="1"><text:soft-page-break/>7. Funktionale Anforderungen (Use Cases)</text:h>
      <text:h text:style-name="Heading_20_2" text:outline-level="2">7.1 Modul anlegen</text:h>
      <text:p text:style-name="Text_20_body">Persistiert ein Modul katalogweit.<text:line-break/><text:span text:style-name="Source_20_Text">moduleKey</text:span> ist systemweit eindeutig.<text:line-break/>Ein Modul enthält Name, Beschreibung und Aktiv-Status.</text:p>
      <text:p text:style-name="Text_20_body">Beispiel Request:</text:p>
      <text:section text:style-name="Sect2" text:name="code-block-viewer">
        <text:p text:style-name="Preformatted_20_Text">{</text:p>
        <text:p text:style-name="Preformatted_20_Text"><text:s text:c="2"/>"moduleKey": "user",</text:p>
        <text:p text:style-name="Preformatted_20_Text"><text:s text:c="2"/>"name": "User Management",</text:p>
        <text:p text:style-name="Preformatted_20_Text"><text:s text:c="2"/>"description": "Verwaltung von Benutzern"</text:p>
        <text:p text:style-name="Preformatted_20_Text">}</text:p>
      </text:section>
      <text:h text:style-name="Heading_20_2" text:outline-level="2">7.2 Module lesen/listen</text:h>
      <text:p text:style-name="Text_20_body">Liefert Module inklusive Aktiv-Status.<text:line-break/>Dient Administrationsoberflächen und dem Aufbau tenant-spezifischer Freigaben.</text:p>
      <text:h text:style-name="Heading_20_2" text:outline-level="2">7.3 Permission anlegen</text:h>
      <text:p text:style-name="Text_20_body">Persistiert eine Permission innerhalb eines vorhandenen Moduls.<text:line-break/>Permission-Codes folgen der Konvention <text:span text:style-name="Source_20_Text">moduleKey.action</text:span>.</text:p>
      <text:p text:style-name="Text_20_body">Beispiel Request:</text:p>
      <text:section text:style-name="Sect2" text:name="Bereich1">
        <text:p text:style-name="Preformatted_20_Text"><text:bookmark text:name="code-block-viewer"/>{</text:p>
        <text:p text:style-name="Preformatted_20_Text"><text:s text:c="2"/>"code": "user.read",</text:p>
        <text:p text:style-name="Preformatted_20_Text"><text:s text:c="2"/>"description": "Benutzer lesen"</text:p>
        <text:p text:style-name="Preformatted_20_Text">}</text:p>
      </text:section>
      <text:h text:style-name="Heading_20_2" text:outline-level="2">7.4 Tenant-Modul freischalten oder deaktivieren</text:h>
      <text:p text:style-name="Text_20_body">Setzt tenant-spezifisch, ob ein Modul aktiviert ist.<text:line-break/>Ist ein Modul deaktiviert, liefert die Rechteabfrage <text:span text:style-name="Source_20_Text">enabled=false</text:span> und keine Permissions.</text:p>
      <text:p text:style-name="Text_20_body">Beispiel Request:</text:p>
      <text:section text:style-name="Sect2" text:name="Bereich2">
        <text:p text:style-name="Preformatted_20_Text"><text:bookmark text:name="code-block-viewer1"/>{</text:p>
        <text:p text:style-name="Preformatted_20_Text"><text:s text:c="2"/>"tenantId": "COMPANY-1000",</text:p>
        <text:p text:style-name="Preformatted_20_Text"><text:s text:c="2"/>"enabled": true</text:p>
        <text:p text:style-name="Preformatted_20_Text">}</text:p>
      </text:section>
      <text:h text:style-name="Heading_20_2" text:outline-level="2">7.5 Rolle anlegen / lesen / ändern</text:h>
      <text:p text:style-name="Text_20_body">Persistiert eine tenant-spezifische Rolle.<text:line-break/>Rollenname ist innerhalb eines Tenants eindeutig.</text:p>
      <text:p text:style-name="Text_20_body">Beispiel Request:</text:p>
      <text:section text:style-name="Sect2" text:name="Bereich3">
        <text:p text:style-name="Preformatted_20_Text"><text:bookmark text:name="code-block-viewer2"/>{</text:p>
        <text:p text:style-name="Preformatted_20_Text"><text:s text:c="2"/>"name": "Tenant Administrator",</text:p>
        <text:p text:style-name="Preformatted_20_Text"><text:s text:c="2"/>"description": "Verwaltet tenant-spezifische IAM-Funktionen"</text:p>
        <text:p text:style-name="Preformatted_20_Text">}</text:p>
      </text:section>
      <text:h text:style-name="Heading_20_2" text:outline-level="2"/>
      <text:h text:style-name="P7" text:outline-level="2">7.6 Rollen-Permissions setzen</text:h>
      <text:p text:style-name="Text_20_body">Setzt die vollständige Menge gültiger Permissions einer Rolle.<text:line-break/>Bereits entfernte Zuordnungen werden logisch entfernt.<text:line-break/>Wieder hinzugefügte Zuordnungen werden wiederhergestellt.</text:p>
      <text:p text:style-name="Text_20_body">Beispiel Request:</text:p>
      <text:section text:style-name="Sect2" text:name="Bereich4">
        <text:p text:style-name="Preformatted_20_Text"><text:bookmark text:name="code-block-viewer3"/>{</text:p>
        <text:p text:style-name="Preformatted_20_Text"><text:s text:c="2"/>"permissionCodes": [</text:p>
        <text:p text:style-name="Preformatted_20_Text"><text:s text:c="4"/>"user.read",</text:p>
        <text:p text:style-name="Preformatted_20_Text"><text:s text:c="4"/>"user.write",</text:p>
        <text:p text:style-name="Preformatted_20_Text"><text:s text:c="4"/>"company.read"</text:p>
        <text:p text:style-name="Preformatted_20_Text"><text:s text:c="2"/>]</text:p>
        <text:p text:style-name="Preformatted_20_Text">}</text:p>
      </text:section>
      <text:h text:style-name="Heading_20_2" text:outline-level="2">7.7 Assignment anlegen</text:h>
      <text:p text:style-name="Text_20_body">Weist einem <text:span text:style-name="Source_20_Text">USER</text:span>- oder <text:span text:style-name="Source_20_Text">SERVICE</text:span>-Subject eine Rolle im Tenant zu.<text:line-break/>Ein Subject kann bei Bedarf automatisch angelegt werden.</text:p>
      <text:p text:style-name="Text_20_body">Beispiel Request:</text:p>
      <text:section text:style-name="Sect2" text:name="Bereich5">
        <text:p text:style-name="Preformatted_20_Text"><text:bookmark text:name="code-block-viewer4"/>{</text:p>
        <text:p text:style-name="Preformatted_20_Text"><text:s text:c="2"/>"subjectId": "USR-10001",</text:p>
        <text:p text:style-name="Preformatted_20_Text"><text:s text:c="2"/>"subjectType": "USER",</text:p>
        <text:p text:style-name="Preformatted_20_Text"><text:s text:c="2"/>"roleId": 15</text:p>
        <text:p text:style-name="Preformatted_20_Text">}</text:p>
      </text:section>
      <text:h text:style-name="Heading_20_2" text:outline-level="2">7.8 Tenant-Admin hinzufügen / entfernen</text:h>
      <text:p text:style-name="Text_20_body">Fügt Tenant-Admins tenant-spezifisch hinzu oder entfernt sie.<text:line-break/>Der letzte Tenant-Admin eines Tenants bleibt erhalten.</text:p>
      <text:h text:style-name="Heading_20_2" text:outline-level="2">7.9 System-Admin hinzufügen</text:h>
      <text:p text:style-name="Text_20_body">Fügt einen tenant-unabhängigen System-Admin hinzu.<text:line-break/>System-Admins verwalten Module, Permissions und tenant-übergreifende Administration.</text:p>
      <text:h text:style-name="Heading_20_2" text:outline-level="2">7.10 Rechteabfrage</text:h>
      <text:p text:style-name="Text_20_body">Liefert effektive Rechte für <text:span text:style-name="Source_20_Text">tenantId</text:span>, <text:span text:style-name="Source_20_Text">subjectId</text:span>, <text:span text:style-name="Source_20_Text">subjectType</text:span> und <text:span text:style-name="Source_20_Text">moduleKey</text:span>.</text:p>
      <text:p text:style-name="Text_20_body">Beispiel Response:</text:p>
      <text:section text:style-name="Sect2" text:name="Bereich6">
        <text:p text:style-name="Preformatted_20_Text"><text:bookmark text:name="code-block-viewer5"/>{</text:p>
        <text:p text:style-name="Preformatted_20_Text"><text:s text:c="2"/>"tenantId": "COMPANY-1000",</text:p>
        <text:p text:style-name="Preformatted_20_Text"><text:s text:c="2"/>"subjectId": "USR-10001",</text:p>
        <text:p text:style-name="Preformatted_20_Text"><text:s text:c="2"/>"subjectType": "USER",</text:p>
        <text:p text:style-name="Preformatted_20_Text"><text:s text:c="2"/>"moduleKey": "user",</text:p>
        <text:p text:style-name="Preformatted_20_Text"><text:s text:c="2"/>"enabled": true,</text:p>
        <text:p text:style-name="Preformatted_20_Text"><text:s text:c="2"/>"permissions": [</text:p>
        <text:p text:style-name="Preformatted_20_Text"><text:s text:c="4"/>"user.read",</text:p>
        <text:p text:style-name="Preformatted_20_Text"><text:s text:c="4"/>"user.write"</text:p>
        <text:p text:style-name="Preformatted_20_Text"><text:s text:c="2"/>],</text:p>
        <text:p text:style-name="Preformatted_20_Text"><text:s text:c="2"/>"permVersion": 7</text:p>
        <text:p text:style-name="Preformatted_20_Text">}</text:p>
      </text:section>
      <text:h text:style-name="Heading_20_2" text:outline-level="2"/>
      <text:h text:style-name="P7" text:outline-level="2">7.11 Beziehungen / Referenzmodell</text:h>
      <text:p text:style-name="Text_20_body">Der <text:span text:style-name="Source_20_Text">iam-service</text:span> führt folgende fachlichen Beziehungen:</text:p>
      <text:p text:style-name="Text_20_body"><text:span text:style-name="Strong_20_Emphasis">Company</text:span><text:line-break/>Ein Tenant im IAM entspricht fachlich dem Company-Kontext.<text:line-break/>Die Zuordnung erfolgt über <text:span text:style-name="Source_20_Text">tenant_id</text:span>.</text:p>
      <text:p text:style-name="Text_20_body"><text:span text:style-name="Strong_20_Emphasis">Auth</text:span><text:line-break/>Der <text:span text:style-name="Source_20_Text">iam-service</text:span> speichert keine Auth-Daten.<text:line-break/><text:span text:style-name="Source_20_Text">auth-service</text:span> liefert Tokens, Credentials, MFA, Sessions und JWKS.</text:p>
      <text:p text:style-name="Text_20_body"><text:span text:style-name="Strong_20_Emphasis">User</text:span><text:line-break/>Benutzerstammdaten liegen nicht im <text:span text:style-name="Source_20_Text">iam-service</text:span>.<text:line-break/><text:span text:style-name="Source_20_Text">user-service</text:span> bleibt führend für Benutzerprofil, Benutzerstatus, <text:span text:style-name="Source_20_Text">companyId</text:span> und <text:span text:style-name="Source_20_Text">personId</text:span>.<text:line-break/>Der <text:span text:style-name="Source_20_Text">iam-service</text:span> referenziert Benutzer nur über <text:span text:style-name="Source_20_Text">subjectId</text:span> mit <text:span text:style-name="Source_20_Text">subjectType=USER</text:span>.</text:p>
      <text:p text:style-name="Text_20_body"><text:span text:style-name="Strong_20_Emphasis">Service</text:span><text:line-break/>Technische Service-Principals werden als <text:span text:style-name="Source_20_Text">subjectType=SERVICE</text:span> geführt.</text:p>
      <text:p text:style-name="Text_20_body"><text:span text:style-name="Strong_20_Emphasis">Module und Permissions</text:span><text:line-break/>Ein Modul besitzt mehrere Permissions.<text:line-break/>Permissions werden Rollen zugeordnet.</text:p>
      <text:p text:style-name="Text_20_body"><text:span text:style-name="Strong_20_Emphasis">Rollen und Assignments</text:span><text:line-break/>Eine Rolle gehört genau einem Tenant.<text:line-break/>Ein Subject kann in einem Tenant mehrere Rollen besitzen.</text:p>
      <text:p text:style-name="Text_20_body"><text:span text:style-name="Strong_20_Emphasis">Admins</text:span><text:line-break/>Tenant-Admins sind tenant-bezogen.<text:line-break/>System-Admins sind tenant-unabhängig.</text:p>
      <text:p text:style-name="Text_20_body"/>
      <text:h text:style-name="Heading_20_1" text:outline-level="1">8. Datenmodell (Persistenz)</text:h>
      <text:p text:style-name="Text_20_body">Die Persistenz basiert ausschließlich auf einer <text:span text:style-name="Strong_20_Emphasis">relationalen SQL-Datenbank</text:span> mit <text:span text:style-name="Strong_20_Emphasis">MariaDB oder MySQL</text:span>.<text:line-break/>Fachliche Persistenz erfolgt ausschließlich über <text:span text:style-name="Strong_20_Emphasis">Spring Data JPA und Hibernate</text:span>.<text:line-break/>Direkter fachlicher Zugriff über JDBC ist nicht Bestandteil des Services.</text:p>
      <text:h text:style-name="Heading_20_2" text:outline-level="2">8.1 Module</text:h>
      <text:list xml:id="list2695135090144810322" text:style-name="L23">
        <text:list-item>
          <text:p text:style-name="P32"><text:span text:style-name="Source_20_Text">id</text:span></text:p>
        </text:list-item>
        <text:list-item>
          <text:p text:style-name="P32"><text:span text:style-name="Source_20_Text">moduleKey</text:span></text:p>
        </text:list-item>
        <text:list-item>
          <text:p text:style-name="P32"><text:span text:style-name="Source_20_Text">name</text:span></text:p>
        </text:list-item>
        <text:list-item>
          <text:p text:style-name="P32"><text:span text:style-name="Source_20_Text">description</text:span></text:p>
        </text:list-item>
        <text:list-item>
          <text:p text:style-name="P32"><text:span text:style-name="Source_20_Text">active</text:span></text:p>
        </text:list-item>
        <text:list-item>
          <text:p text:style-name="P32">Audit: <text:span text:style-name="Source_20_Text">createdAt</text:span>, <text:span text:style-name="Source_20_Text">createdBy</text:span>, <text:span text:style-name="Source_20_Text">modifiedAt</text:span>, <text:span text:style-name="Source_20_Text">modifiedBy</text:span>, <text:span text:style-name="Source_20_Text">trashedAt</text:span>, <text:span text:style-name="Source_20_Text">trashedBy</text:span></text:p>
        </text:list-item>
        <text:list-item>
          <text:p text:style-name="P32">optional: <text:span text:style-name="Source_20_Text">version</text:span></text:p>
        </text:list-item>
      </text:list>
      <text:h text:style-name="Heading_20_2" text:outline-level="2"><text:soft-page-break/>8.2 Permission</text:h>
      <text:list xml:id="list600938314578458851" text:style-name="L24">
        <text:list-item>
          <text:p text:style-name="P33"><text:span text:style-name="Source_20_Text">id</text:span></text:p>
        </text:list-item>
        <text:list-item>
          <text:p text:style-name="P33"><text:span text:style-name="Source_20_Text">moduleId</text:span></text:p>
        </text:list-item>
        <text:list-item>
          <text:p text:style-name="P33"><text:span text:style-name="Source_20_Text">code</text:span></text:p>
        </text:list-item>
        <text:list-item>
          <text:p text:style-name="P33"><text:span text:style-name="Source_20_Text">description</text:span></text:p>
        </text:list-item>
        <text:list-item>
          <text:p text:style-name="P33"><text:span text:style-name="Source_20_Text">active</text:span></text:p>
        </text:list-item>
        <text:list-item>
          <text:p text:style-name="P33">Audit-Felder</text:p>
        </text:list-item>
        <text:list-item>
          <text:p text:style-name="P33">optional: <text:span text:style-name="Source_20_Text">version</text:span></text:p>
        </text:list-item>
      </text:list>
      <text:h text:style-name="Heading_20_2" text:outline-level="2">8.3 TenantModule</text:h>
      <text:list xml:id="list6994955577155815599" text:style-name="L25">
        <text:list-item>
          <text:p text:style-name="P34"><text:span text:style-name="Source_20_Text">id</text:span></text:p>
        </text:list-item>
        <text:list-item>
          <text:p text:style-name="P34"><text:span text:style-name="Source_20_Text">tenantId</text:span></text:p>
        </text:list-item>
        <text:list-item>
          <text:p text:style-name="P34"><text:span text:style-name="Source_20_Text">moduleId</text:span></text:p>
        </text:list-item>
        <text:list-item>
          <text:p text:style-name="P34"><text:span text:style-name="Source_20_Text">enabled</text:span></text:p>
        </text:list-item>
        <text:list-item>
          <text:p text:style-name="P34">Audit-Felder</text:p>
        </text:list-item>
        <text:list-item>
          <text:p text:style-name="P34">optional: <text:span text:style-name="Source_20_Text">version</text:span></text:p>
        </text:list-item>
      </text:list>
      <text:h text:style-name="Heading_20_2" text:outline-level="2">8.4 Role</text:h>
      <text:list xml:id="list4302599960490840496" text:style-name="L26">
        <text:list-item>
          <text:p text:style-name="P35"><text:span text:style-name="Source_20_Text">id</text:span></text:p>
        </text:list-item>
        <text:list-item>
          <text:p text:style-name="P35"><text:span text:style-name="Source_20_Text">tenantId</text:span></text:p>
        </text:list-item>
        <text:list-item>
          <text:p text:style-name="P35"><text:span text:style-name="Source_20_Text">name</text:span></text:p>
        </text:list-item>
        <text:list-item>
          <text:p text:style-name="P35"><text:span text:style-name="Source_20_Text">description</text:span></text:p>
        </text:list-item>
        <text:list-item>
          <text:p text:style-name="P35"><text:span text:style-name="Source_20_Text">active</text:span></text:p>
        </text:list-item>
        <text:list-item>
          <text:p text:style-name="P35">Audit-Felder</text:p>
        </text:list-item>
        <text:list-item>
          <text:p text:style-name="P35">optional: <text:span text:style-name="Source_20_Text">version</text:span></text:p>
        </text:list-item>
      </text:list>
      <text:h text:style-name="Heading_20_2" text:outline-level="2">8.5 RolePermission</text:h>
      <text:list xml:id="list1859212769876099945" text:style-name="L27">
        <text:list-item>
          <text:p text:style-name="P36"><text:span text:style-name="Source_20_Text">id</text:span></text:p>
        </text:list-item>
        <text:list-item>
          <text:p text:style-name="P36"><text:span text:style-name="Source_20_Text">roleId</text:span></text:p>
        </text:list-item>
        <text:list-item>
          <text:p text:style-name="P36"><text:span text:style-name="Source_20_Text">permissionId</text:span></text:p>
        </text:list-item>
        <text:list-item>
          <text:p text:style-name="P36">Audit-Felder</text:p>
        </text:list-item>
        <text:list-item>
          <text:p text:style-name="P36">optional: <text:span text:style-name="Source_20_Text">version</text:span></text:p>
        </text:list-item>
      </text:list>
      <text:h text:style-name="Heading_20_2" text:outline-level="2"/>
      <text:h text:style-name="P7" text:outline-level="2">8.6 Subject</text:h>
      <text:list xml:id="list4399072193747648338" text:style-name="L28">
        <text:list-item>
          <text:p text:style-name="P37"><text:span text:style-name="Source_20_Text">id</text:span></text:p>
        </text:list-item>
        <text:list-item>
          <text:p text:style-name="P37"><text:span text:style-name="Source_20_Text">subjectId</text:span></text:p>
        </text:list-item>
        <text:list-item>
          <text:p text:style-name="P37"><text:span text:style-name="Source_20_Text">subjectType</text:span></text:p>
        </text:list-item>
        <text:list-item>
          <text:p text:style-name="P37"><text:span text:style-name="Source_20_Text">active</text:span></text:p>
        </text:list-item>
        <text:list-item>
          <text:p text:style-name="P37">Audit-Felder</text:p>
        </text:list-item>
        <text:list-item>
          <text:p text:style-name="P37">optional: <text:span text:style-name="Source_20_Text">version</text:span></text:p>
        </text:list-item>
      </text:list>
      <text:h text:style-name="Heading_20_2" text:outline-level="2">8.7 Assignment</text:h>
      <text:list xml:id="list7471059353589103581" text:style-name="L29">
        <text:list-item>
          <text:p text:style-name="P38"><text:span text:style-name="Source_20_Text">id</text:span></text:p>
        </text:list-item>
        <text:list-item>
          <text:p text:style-name="P38"><text:span text:style-name="Source_20_Text">tenantId</text:span></text:p>
        </text:list-item>
        <text:list-item>
          <text:p text:style-name="P38"><text:span text:style-name="Source_20_Text">subjectPk</text:span></text:p>
        </text:list-item>
        <text:list-item>
          <text:p text:style-name="P38"><text:span text:style-name="Source_20_Text">roleId</text:span></text:p>
        </text:list-item>
        <text:list-item>
          <text:p text:style-name="P38"><text:span text:style-name="Source_20_Text">scopeType</text:span></text:p>
        </text:list-item>
        <text:list-item>
          <text:p text:style-name="P38"><text:span text:style-name="Source_20_Text">scopeId</text:span></text:p>
        </text:list-item>
        <text:list-item>
          <text:p text:style-name="P38">Audit-Felder</text:p>
        </text:list-item>
        <text:list-item>
          <text:p text:style-name="P38">optional: <text:span text:style-name="Source_20_Text">version</text:span></text:p>
        </text:list-item>
      </text:list>
      <text:h text:style-name="Heading_20_2" text:outline-level="2">8.8 TenantAdmin</text:h>
      <text:list xml:id="list4708547172012129639" text:style-name="L30">
        <text:list-item>
          <text:p text:style-name="P39"><text:span text:style-name="Source_20_Text">id</text:span></text:p>
        </text:list-item>
        <text:list-item>
          <text:p text:style-name="P39"><text:span text:style-name="Source_20_Text">tenantId</text:span></text:p>
        </text:list-item>
        <text:list-item>
          <text:p text:style-name="P39"><text:span text:style-name="Source_20_Text">subjectPk</text:span></text:p>
        </text:list-item>
        <text:list-item>
          <text:p text:style-name="P39">Audit-Felder</text:p>
        </text:list-item>
        <text:list-item>
          <text:p text:style-name="P39">optional: <text:span text:style-name="Source_20_Text">version</text:span></text:p>
        </text:list-item>
      </text:list>
      <text:h text:style-name="Heading_20_2" text:outline-level="2">8.9 SystemAdmin</text:h>
      <text:list xml:id="list7492761495350394358" text:style-name="L31">
        <text:list-item>
          <text:p text:style-name="P40"><text:span text:style-name="Source_20_Text">id</text:span></text:p>
        </text:list-item>
        <text:list-item>
          <text:p text:style-name="P40"><text:span text:style-name="Source_20_Text">subjectPk</text:span></text:p>
        </text:list-item>
        <text:list-item>
          <text:p text:style-name="P40">Audit-Felder</text:p>
        </text:list-item>
        <text:list-item>
          <text:p text:style-name="P40">optional: <text:span text:style-name="Source_20_Text">version</text:span></text:p>
        </text:list-item>
      </text:list>
      <text:h text:style-name="Heading_20_2" text:outline-level="2"/>
      <text:h text:style-name="P7" text:outline-level="2">8.10 PermVersion</text:h>
      <text:list xml:id="list6898689220808104353" text:style-name="L32">
        <text:list-item>
          <text:p text:style-name="P41"><text:span text:style-name="Source_20_Text">id</text:span></text:p>
        </text:list-item>
        <text:list-item>
          <text:p text:style-name="P41"><text:span text:style-name="Source_20_Text">tenantId</text:span></text:p>
        </text:list-item>
        <text:list-item>
          <text:p text:style-name="P41"><text:span text:style-name="Source_20_Text">subjectPk</text:span></text:p>
        </text:list-item>
        <text:list-item>
          <text:p text:style-name="P41"><text:span text:style-name="Source_20_Text">version</text:span></text:p>
        </text:list-item>
        <text:list-item>
          <text:p text:style-name="P41">Audit-Felder</text:p>
        </text:list-item>
      </text:list>
      <text:h text:style-name="Heading_20_2" text:outline-level="2">8.11 Persistenz- und Migrationsregeln</text:h>
      <text:list xml:id="list3075510284275315483" text:style-name="L33">
        <text:list-item>
          <text:p text:style-name="P42">Tabellen und Beziehungen werden als JPA-Entities modelliert</text:p>
        </text:list-item>
        <text:list-item>
          <text:p text:style-name="P42">Join-Beziehungen werden über eigene Entities oder relationale Join-Tabellen modelliert</text:p>
        </text:list-item>
        <text:list-item>
          <text:p text:style-name="P42">tenant-scharfe Filterung erfolgt über Repository-Methoden und Service-Validierung</text:p>
        </text:list-item>
        <text:list-item>
          <text:p text:style-name="P42">Schema-Migrationen erfolgen über Flyway</text:p>
        </text:list-item>
        <text:list-item>
          <text:p text:style-name="P42">Flyway-Migrationen verwenden allgemein gültiges, ANSI-nahes SQL</text:p>
        </text:list-item>
        <text:list-item>
          <text:p text:style-name="P42">datenbankspezifische SQL-Sonderfunktionen werden vermieden</text:p>
        </text:list-item>
        <text:list-item>
          <text:p text:style-name="P42">falls ein Datenbanksystem zwingend abweichendes SQL erfordert, erfolgt dies getrennt und explizit versioniert</text:p>
        </text:list-item>
        <text:list-item>
          <text:p text:style-name="P42">Hard Delete ist standardmäßig deaktiviert</text:p>
        </text:list-item>
        <text:list-item>
          <text:p text:style-name="P42">Restore-Semantik arbeitet über Business Keys und Soft Delete</text:p>
        </text:list-item>
      </text:list>
      <text:p text:style-name="Text_20_body"/>
      <text:h text:style-name="Heading_20_1" text:outline-level="1">9. Idempotency-Regeln</text:h>
      <text:p text:style-name="Text_20_body">Ein <text:span text:style-name="Source_20_Text">Idempotency-Key</text:span> wird im <text:span text:style-name="Source_20_Text">iam-service</text:span> aktuell nicht verwendet.</text:p>
      <text:p text:style-name="Text_20_body">Stattdessen gilt:</text:p>
      <text:list xml:id="list7041480113145317893" text:style-name="L34">
        <text:list-item>
          <text:p text:style-name="P43">Wiederholte Schreiboperationen werden über Business Keys stabilisiert</text:p>
        </text:list-item>
        <text:list-item>
          <text:p text:style-name="P43">eindeutige Constraints verhindern Dubletten</text:p>
        </text:list-item>
        <text:list-item>
          <text:p text:style-name="P43">Restore-Semantik reaktiviert logisch gelöschte Datensätze</text:p>
        </text:list-item>
        <text:list-item>
          <text:p text:style-name="P43">wiederholte Zuweisungen derselben Rolle an dasselbe Subject im selben Tenant erzeugen keine Dubletten</text:p>
        </text:list-item>
      </text:list>
      <text:p text:style-name="Text_20_body"/>
      <text:h text:style-name="Heading_20_1" text:outline-level="1"/>
      <text:h text:style-name="P5" text:outline-level="1">10. Fehlerformat, Statuscodes, Fehlercodes</text:h>
      <text:h text:style-name="Heading_20_2" text:outline-level="2">10.1 Fehlerformat (API Error)</text:h>
      <text:p text:style-name="Text_20_body">Fehlerantworten sind JSON und enthalten:</text:p>
      <text:list xml:id="list604599031452830524" text:style-name="L35">
        <text:list-item>
          <text:p text:style-name="P44"><text:span text:style-name="Source_20_Text">timestamp</text:span> (ISO-8601 UTC)</text:p>
        </text:list-item>
        <text:list-item>
          <text:p text:style-name="P44"><text:span text:style-name="Source_20_Text">status</text:span> (HTTP Status)</text:p>
        </text:list-item>
        <text:list-item>
          <text:p text:style-name="P44"><text:span text:style-name="Source_20_Text">code</text:span> (String)</text:p>
        </text:list-item>
        <text:list-item>
          <text:p text:style-name="P44"><text:span text:style-name="Source_20_Text">message</text:span> (String)</text:p>
        </text:list-item>
        <text:list-item>
          <text:p text:style-name="P44"><text:span text:style-name="Source_20_Text">path</text:span> (String)</text:p>
        </text:list-item>
        <text:list-item>
          <text:p text:style-name="P44">optional <text:span text:style-name="Source_20_Text">correlationId</text:span></text:p>
        </text:list-item>
        <text:list-item>
          <text:p text:style-name="P44">optional <text:span text:style-name="Source_20_Text">details</text:span></text:p>
        </text:list-item>
      </text:list>
      <text:h text:style-name="Heading_20_2" text:outline-level="2">10.2 Statuscodes</text:h>
      <text:p text:style-name="Text_20_body"><text:span text:style-name="Source_20_Text">400</text:span>, <text:span text:style-name="Source_20_Text">401</text:span>, <text:span text:style-name="Source_20_Text">403</text:span>, <text:span text:style-name="Source_20_Text">404</text:span>, <text:span text:style-name="Source_20_Text">409</text:span>, <text:span text:style-name="Source_20_Text">422</text:span>, <text:span text:style-name="Source_20_Text">500</text:span></text:p>
      <text:h text:style-name="Heading_20_2" text:outline-level="2">10.3 Fehlercode-Mapping (Fehlernummer, Fehlermeldung, Auslöser)</text:h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header-rows>
          <table:table-row>
            <table:table-cell table:style-name="Tabelle3.A1" office:value-type="string">
              <text:p text:style-name="Table_20_Heading">Fehlernummer</text:p>
            </table:table-cell>
            <table:table-cell table:style-name="Tabelle3.A1" office:value-type="string">
              <text:p text:style-name="Table_20_Heading">code</text:p>
            </table:table-cell>
            <table:table-cell table:style-name="Tabelle3.A1" office:value-type="string">
              <text:p text:style-name="Table_20_Heading">message (exakt)</text:p>
            </table:table-cell>
            <table:table-cell table:style-name="Tabelle3.A1" office:value-type="string">
              <text:p text:style-name="Table_20_Heading">Erscheint, wenn …</text:p>
            </table:table-cell>
          </table:table-row>
        </table:table-header-rows>
        <table:table-row>
          <table:table-cell table:style-name="Tabelle3.A1" office:value-type="string">
            <text:p text:style-name="Table_20_Contents">400</text:p>
          </table:table-cell>
          <table:table-cell table:style-name="Tabelle3.A1" office:value-type="string">
            <text:p text:style-name="Table_20_Contents"><text:span text:style-name="Source_20_Text">VALIDATION_ERROR</text:span></text:p>
          </table:table-cell>
          <table:table-cell table:style-name="Tabelle3.A1" office:value-type="string">
            <text:p text:style-name="Table_20_Contents"><text:span text:style-name="Source_20_Text">Request validation failed</text:span></text:p>
          </table:table-cell>
          <table:table-cell table:style-name="Tabelle3.A1" office:value-type="string">
            <text:p text:style-name="Table_20_Contents">Request verletzt Validierung</text:p>
          </table:table-cell>
        </table:table-row>
        <table:table-row>
          <table:table-cell table:style-name="Tabelle3.A1" office:value-type="string">
            <text:p text:style-name="Table_20_Contents">400</text:p>
          </table:table-cell>
          <table:table-cell table:style-name="Tabelle3.A1" office:value-type="string">
            <text:p text:style-name="Table_20_Contents"><text:span text:style-name="Source_20_Text">INVALID_SUBJECT_TYPE</text:span></text:p>
          </table:table-cell>
          <table:table-cell table:style-name="Tabelle3.A1" office:value-type="string">
            <text:p text:style-name="Table_20_Contents"><text:span text:style-name="Source_20_Text">Invalid subject type</text:span></text:p>
          </table:table-cell>
          <table:table-cell table:style-name="Tabelle3.A1" office:value-type="string">
            <text:p text:style-name="Table_20_Contents"><text:span text:style-name="Source_20_Text">subjectType</text:span> ist nicht <text:span text:style-name="Source_20_Text">USER</text:span> oder <text:span text:style-name="Source_20_Text">SERVICE</text:span></text:p>
          </table:table-cell>
        </table:table-row>
        <table:table-row>
          <table:table-cell table:style-name="Tabelle3.A1" office:value-type="string">
            <text:p text:style-name="Table_20_Contents">400</text:p>
          </table:table-cell>
          <table:table-cell table:style-name="Tabelle3.A1" office:value-type="string">
            <text:p text:style-name="Table_20_Contents"><text:span text:style-name="Source_20_Text">INVALID_PERMISSION_CODE</text:span></text:p>
          </table:table-cell>
          <table:table-cell table:style-name="Tabelle3.A1" office:value-type="string">
            <text:p text:style-name="Table_20_Contents"><text:span text:style-name="Source_20_Text">Invalid permission code</text:span></text:p>
          </table:table-cell>
          <table:table-cell table:style-name="Tabelle3.A1" office:value-type="string">
            <text:p text:style-name="Table_20_Contents">Permission-Code verletzt Format- oder Domänenregeln</text:p>
          </table:table-cell>
        </table:table-row>
        <table:table-row>
          <table:table-cell table:style-name="Tabelle3.A1" office:value-type="string">
            <text:p text:style-name="Table_20_Contents">401</text:p>
          </table:table-cell>
          <table:table-cell table:style-name="Tabelle3.A1" office:value-type="string">
            <text:p text:style-name="Table_20_Contents"><text:span text:style-name="Source_20_Text">UNAUTHENTICATED</text:span></text:p>
          </table:table-cell>
          <table:table-cell table:style-name="Tabelle3.A1" office:value-type="string">
            <text:p text:style-name="Table_20_Contents"><text:span text:style-name="Source_20_Text">Authentication required</text:span></text:p>
          </table:table-cell>
          <table:table-cell table:style-name="Tabelle3.A1" office:value-type="string">
            <text:p text:style-name="Table_20_Contents">Authorization Header fehlt oder Tokenvalidierung scheitert</text:p>
          </table:table-cell>
        </table:table-row>
        <table:table-row>
          <table:table-cell table:style-name="Tabelle3.A1" office:value-type="string">
            <text:p text:style-name="Table_20_Contents">401</text:p>
          </table:table-cell>
          <table:table-cell table:style-name="Tabelle3.A1" office:value-type="string">
            <text:p text:style-name="Table_20_Contents"><text:span text:style-name="Source_20_Text">UNAUTHENTICATED</text:span></text:p>
          </table:table-cell>
          <table:table-cell table:style-name="Tabelle3.A1" office:value-type="string">
            <text:p text:style-name="Table_20_Contents"><text:span text:style-name="Source_20_Text">wrong audience</text:span></text:p>
          </table:table-cell>
          <table:table-cell table:style-name="Tabelle3.A1" office:value-type="string">
            <text:p text:style-name="Table_20_Contents"><text:span text:style-name="Source_20_Text">aud</text:span> enthält nicht <text:span text:style-name="Source_20_Text">iam-service</text:span></text:p>
          </table:table-cell>
        </table:table-row>
        <table:table-row>
          <table:table-cell table:style-name="Tabelle3.A1" office:value-type="string">
            <text:p text:style-name="Table_20_Contents">401</text:p>
          </table:table-cell>
          <table:table-cell table:style-name="Tabelle3.A1" office:value-type="string">
            <text:p text:style-name="Table_20_Contents"><text:span text:style-name="Source_20_Text">UNAUTHENTICATED</text:span></text:p>
          </table:table-cell>
          <table:table-cell table:style-name="Tabelle3.A1" office:value-type="string">
            <text:p text:style-name="Table_20_Contents"><text:span text:style-name="Source_20_Text">missing claim: tenant_id</text:span></text:p>
          </table:table-cell>
          <table:table-cell table:style-name="Tabelle3.A1" office:value-type="string">
            <text:p text:style-name="Table_20_Contents"><text:span text:style-name="Source_20_Text">tenant_id</text:span> fehlt</text:p>
          </table:table-cell>
        </table:table-row>
        <table:table-row>
          <table:table-cell table:style-name="Tabelle3.A1" office:value-type="string">
            <text:p text:style-name="Table_20_Contents">401</text:p>
          </table:table-cell>
          <table:table-cell table:style-name="Tabelle3.A1" office:value-type="string">
            <text:p text:style-name="Table_20_Contents"><text:span text:style-name="Source_20_Text">UNAUTHENTICATED</text:span></text:p>
          </table:table-cell>
          <table:table-cell table:style-name="Tabelle3.A1" office:value-type="string">
            <text:p text:style-name="Table_20_Contents"><text:span text:style-name="Source_20_Text">missing claim: subject_type</text:span></text:p>
          </table:table-cell>
          <table:table-cell table:style-name="Tabelle3.A1" office:value-type="string">
            <text:p text:style-name="Table_20_Contents"><text:span text:style-name="Source_20_Text">subject_type</text:span> fehlt</text:p>
          </table:table-cell>
        </table:table-row>
        <table:table-row>
          <table:table-cell table:style-name="Tabelle3.A1" office:value-type="string">
            <text:p text:style-name="Table_20_Contents">401</text:p>
          </table:table-cell>
          <table:table-cell table:style-name="Tabelle3.A1" office:value-type="string">
            <text:p text:style-name="Table_20_Contents"><text:span text:style-name="Source_20_Text">UNAUTHENTICATED</text:span></text:p>
          </table:table-cell>
          <table:table-cell table:style-name="Tabelle3.A1" office:value-type="string">
            <text:p text:style-name="Table_20_Contents"><text:span text:style-name="Source_20_Text">invalid subject_type</text:span></text:p>
          </table:table-cell>
          <table:table-cell table:style-name="Tabelle3.A1" office:value-type="string">
            <text:p text:style-name="Table_20_Contents"><text:span text:style-name="Source_20_Text">subject_type</text:span> ist nicht <text:span text:style-name="Source_20_Text">USER</text:span> oder <text:span text:style-name="Source_20_Text">SERVICE</text:span></text:p>
          </table:table-cell>
        </table:table-row>
        <table:table-row>
          <table:table-cell table:style-name="Tabelle3.A1" office:value-type="string">
            <text:p text:style-name="Table_20_Contents">403</text:p>
          </table:table-cell>
          <table:table-cell table:style-name="Tabelle3.A1" office:value-type="string">
            <text:p text:style-name="Table_20_Contents"><text:span text:style-name="Source_20_Text">FORBIDDEN</text:span></text:p>
          </table:table-cell>
          <table:table-cell table:style-name="Tabelle3.A1" office:value-type="string">
            <text:p text:style-name="Table_20_Contents"><text:span text:style-name="Source_20_Text">Access denied</text:span></text:p>
          </table:table-cell>
          <table:table-cell table:style-name="Tabelle3.A1" office:value-type="string">
            <text:p text:style-name="Table_20_Contents">Token ist gültig, Zugriff wird abgelehnt</text:p>
          </table:table-cell>
        </table:table-row>
        <table:table-row>
          <table:table-cell table:style-name="Tabelle3.A1" office:value-type="string">
            <text:p text:style-name="Table_20_Contents">403</text:p>
          </table:table-cell>
          <table:table-cell table:style-name="Tabelle3.A1" office:value-type="string">
            <text:p text:style-name="Table_20_Contents"><text:span text:style-name="Source_20_Text">TENANT_MISMATCH</text:span></text:p>
          </table:table-cell>
          <table:table-cell table:style-name="Tabelle3.A1" office:value-type="string">
            <text:p text:style-name="Table_20_Contents"><text:span text:style-name="Source_20_Text">tenant mismatch</text:span></text:p>
          </table:table-cell>
          <table:table-cell table:style-name="Tabelle3.A1" office:value-type="string">
            <text:p text:style-name="Table_20_Contents"><text:span text:style-name="Source_20_Text">X-Tenant-Id</text:span> oder Tenant im Pfad weicht von <text:span text:style-name="Source_20_Text">tenant_id</text:span> ab</text:p>
          </table:table-cell>
        </table:table-row>
        <table:table-row>
          <table:table-cell table:style-name="Tabelle3.A1" office:value-type="string">
            <text:p text:style-name="Table_20_Contents">404</text:p>
          </table:table-cell>
          <table:table-cell table:style-name="Tabelle3.A1" office:value-type="string">
            <text:p text:style-name="Table_20_Contents"><text:span text:style-name="Source_20_Text">MODULE_NOT_FOUND</text:span></text:p>
          </table:table-cell>
          <table:table-cell table:style-name="Tabelle3.A1" office:value-type="string">
            <text:p text:style-name="Table_20_Contents"><text:span text:style-name="Source_20_Text">Module not found</text:span></text:p>
          </table:table-cell>
          <table:table-cell table:style-name="Tabelle3.A1" office:value-type="string">
            <text:p text:style-name="Table_20_Contents">Modul existiert nicht oder <text:soft-page-break/>ist nicht sichtbar</text:p>
          </table:table-cell>
        </table:table-row>
        <table:table-row>
          <table:table-cell table:style-name="Tabelle3.A1" office:value-type="string">
            <text:p text:style-name="Table_20_Contents">404</text:p>
          </table:table-cell>
          <table:table-cell table:style-name="Tabelle3.A1" office:value-type="string">
            <text:p text:style-name="Table_20_Contents"><text:span text:style-name="Source_20_Text">ROLE_NOT_FOUND</text:span></text:p>
          </table:table-cell>
          <table:table-cell table:style-name="Tabelle3.A1" office:value-type="string">
            <text:p text:style-name="Table_20_Contents"><text:span text:style-name="Source_20_Text">Role not found</text:span></text:p>
          </table:table-cell>
          <table:table-cell table:style-name="Tabelle3.A1" office:value-type="string">
            <text:p text:style-name="Table_20_Contents">Rolle existiert nicht oder ist nicht sichtbar</text:p>
          </table:table-cell>
        </table:table-row>
        <table:table-row>
          <table:table-cell table:style-name="Tabelle3.A1" office:value-type="string">
            <text:p text:style-name="Table_20_Contents">404</text:p>
          </table:table-cell>
          <table:table-cell table:style-name="Tabelle3.A1" office:value-type="string">
            <text:p text:style-name="Table_20_Contents"><text:span text:style-name="Source_20_Text">SUBJECT_NOT_FOUND</text:span></text:p>
          </table:table-cell>
          <table:table-cell table:style-name="Tabelle3.A1" office:value-type="string">
            <text:p text:style-name="Table_20_Contents"><text:span text:style-name="Source_20_Text">Subject not found</text:span></text:p>
          </table:table-cell>
          <table:table-cell table:style-name="Tabelle3.A1" office:value-type="string">
            <text:p text:style-name="Table_20_Contents">Subject existiert nicht oder ist nicht sichtbar</text:p>
          </table:table-cell>
        </table:table-row>
        <table:table-row>
          <table:table-cell table:style-name="Tabelle3.A1" office:value-type="string">
            <text:p text:style-name="Table_20_Contents">409</text:p>
          </table:table-cell>
          <table:table-cell table:style-name="Tabelle3.A1" office:value-type="string">
            <text:p text:style-name="Table_20_Contents"><text:span text:style-name="Source_20_Text">LAST_TENANT_ADMIN</text:span></text:p>
          </table:table-cell>
          <table:table-cell table:style-name="Tabelle3.A1" office:value-type="string">
            <text:p text:style-name="Table_20_Contents"><text:span text:style-name="Source_20_Text">Last tenant admin cannot be removed</text:span></text:p>
          </table:table-cell>
          <table:table-cell table:style-name="Tabelle3.A1" office:value-type="string">
            <text:p text:style-name="Table_20_Contents">letzter Tenant-Admin würde entfernt</text:p>
          </table:table-cell>
        </table:table-row>
        <table:table-row>
          <table:table-cell table:style-name="Tabelle3.A1" office:value-type="string">
            <text:p text:style-name="Table_20_Contents">409</text:p>
          </table:table-cell>
          <table:table-cell table:style-name="Tabelle3.A1" office:value-type="string">
            <text:p text:style-name="Table_20_Contents"><text:span text:style-name="Source_20_Text">ROLE_ALREADY_EXISTS</text:span></text:p>
          </table:table-cell>
          <table:table-cell table:style-name="Tabelle3.A1" office:value-type="string">
            <text:p text:style-name="Table_20_Contents"><text:span text:style-name="Source_20_Text">Role already exists</text:span></text:p>
          </table:table-cell>
          <table:table-cell table:style-name="Tabelle3.A1" office:value-type="string">
            <text:p text:style-name="Table_20_Contents">Rollenname ist im Tenant bereits vergeben</text:p>
          </table:table-cell>
        </table:table-row>
        <table:table-row>
          <table:table-cell table:style-name="Tabelle3.A1" office:value-type="string">
            <text:p text:style-name="Table_20_Contents">409</text:p>
          </table:table-cell>
          <table:table-cell table:style-name="Tabelle3.A1" office:value-type="string">
            <text:p text:style-name="Table_20_Contents"><text:span text:style-name="Source_20_Text">MODULE_ALREADY_EXISTS</text:span></text:p>
          </table:table-cell>
          <table:table-cell table:style-name="Tabelle3.A1" office:value-type="string">
            <text:p text:style-name="Table_20_Contents"><text:span text:style-name="Source_20_Text">Module already exists</text:span></text:p>
          </table:table-cell>
          <table:table-cell table:style-name="Tabelle3.A1" office:value-type="string">
            <text:p text:style-name="Table_20_Contents"><text:span text:style-name="Source_20_Text">moduleKey</text:span> existiert bereits</text:p>
          </table:table-cell>
        </table:table-row>
        <table:table-row>
          <table:table-cell table:style-name="Tabelle3.A1" office:value-type="string">
            <text:p text:style-name="Table_20_Contents">500</text:p>
          </table:table-cell>
          <table:table-cell table:style-name="Tabelle3.A1" office:value-type="string">
            <text:p text:style-name="Table_20_Contents"><text:span text:style-name="Source_20_Text">INTERNAL_ERROR</text:span></text:p>
          </table:table-cell>
          <table:table-cell table:style-name="Tabelle3.A1" office:value-type="string">
            <text:p text:style-name="Table_20_Contents"><text:span text:style-name="Source_20_Text">Unexpected internal error</text:span></text:p>
          </table:table-cell>
          <table:table-cell table:style-name="Tabelle3.A1" office:value-type="string">
            <text:p text:style-name="Table_20_Contents">unerwarteter Laufzeit-, Datenbank- oder Serialisierungsfehler</text:p>
          </table:table-cell>
        </table:table-row>
      </table:table>
      <text:h text:style-name="Heading_20_2" text:outline-level="2"/>
      <text:h text:style-name="Heading_20_1" text:outline-level="1">11. Betrieb / Deployment / Konfiguration</text:h>
      <text:h text:style-name="Heading_20_2" text:outline-level="2">11.1 Serviceeigene Ports (nur Defaults, ausschließlich per ENV konfigurierbar)</text:h>
      <text:p text:style-name="Text_20_body">Der <text:span text:style-name="Source_20_Text">iam-service</text:span> bindet folgende Ports:</text:p>
      <text:h text:style-name="Heading_20_3" text:outline-level="3">11.1.1 API/Application Port</text:h>
      <text:p text:style-name="Text_20_body">Spring Property: <text:span text:style-name="Source_20_Text">server.port</text:span><text:line-break/>ENV: <text:span text:style-name="Source_20_Text">IAM_SERVER_PORT</text:span><text:line-break/>Default: <text:span text:style-name="Source_20_Text">8102</text:span></text:p>
      <text:h text:style-name="Heading_20_3" text:outline-level="3">11.1.2 Management/Actuator Port</text:h>
      <text:p text:style-name="Text_20_body">Spring Property: <text:span text:style-name="Source_20_Text">management.server.port</text:span><text:line-break/>ENV: <text:span text:style-name="Source_20_Text">IAM_MANAGEMENT_SERVER_PORT</text:span><text:line-break/>Default: <text:span text:style-name="Source_20_Text">8202</text:span></text:p>
      <text:h text:style-name="Heading_20_3" text:outline-level="3">11.1.3 Optionale Ports (nur Dev/Test; Default deaktiviert)</text:h>
      <text:p text:style-name="Text_20_body">Diese Ports werden nur gebunden, wenn entsprechende Features aktiviert werden:</text:p>
      <text:list xml:id="list3654007159419704343" text:style-name="L36">
        <text:list-item>
          <text:p text:style-name="P45">Debug (JDWP): ENV <text:span text:style-name="Source_20_Text">DEBUG_PORT</text:span> (Default: deaktiviert)</text:p>
        </text:list-item>
        <text:list-item>
          <text:p text:style-name="P45">Remote JMX: ENV <text:span text:style-name="Source_20_Text">JMX_PORT</text:span> und <text:span text:style-name="Source_20_Text">JMX_RMI_PORT</text:span> (Default: deaktiviert)</text:p>
        </text:list-item>
      </text:list>
      <text:h text:style-name="Heading_20_3" text:outline-level="3"/>
      <text:h text:style-name="P6" text:outline-level="3">11.1.4 Regel bei parallelem Betrieb mehrerer Services auf einem Host</text:h>
      <text:p text:style-name="Text_20_body">Wenn mehrere Services gleichzeitig auf demselben Host laufen, müssen <text:span text:style-name="Source_20_Text">IAM_SERVER_PORT</text:span> und <text:span text:style-name="Source_20_Text">IAM_MANAGEMENT_SERVER_PORT</text:span> pro Service eindeutig sein.</text:p>
      <text:p text:style-name="Text_20_body">Der <text:span text:style-name="Source_20_Text">iam-service</text:span> ist so auslegbar, dass lokale Entwicklung und fachliche Tests nicht davon abhängen, dass andere Plattform-Services oder ein kompletter Docker-Compose-Verbund bereits aktiv laufen.</text:p>
      <text:h text:style-name="Heading_20_2" text:outline-level="2">11.2 Pfad-Konfiguration (nur per ENV)</text:h>
      <text:p text:style-name="Text_20_body">API Context Path:<text:line-break/>Property: <text:span text:style-name="Source_20_Text">server.servlet.context-path</text:span><text:line-break/>ENV: <text:span text:style-name="Source_20_Text">SERVER_SERVLET_CONTEXT_PATH</text:span><text:line-break/>Default: <text:span text:style-name="Source_20_Text">/api/v1</text:span></text:p>
      <text:p text:style-name="Text_20_body">Actuator Base Path:<text:line-break/>Property: <text:span text:style-name="Source_20_Text">management.endpoints.web.base-path</text:span><text:line-break/>ENV: <text:span text:style-name="Source_20_Text">MANAGEMENT_ENDPOINTS_WEB_BASE_PATH</text:span><text:line-break/>Default: <text:span text:style-name="Source_20_Text">/actuator</text:span></text:p>
      <text:h text:style-name="Heading_20_2" text:outline-level="2">11.3 JWT Resource Server – Konfiguration (nur per ENV)</text:h>
      <text:p text:style-name="Text_20_body">JWKS:<text:line-break/>Property: <text:span text:style-name="Source_20_Text">spring.security.oauth2.resourceserver.jwt.jwk-set-uri</text:span><text:line-break/>ENV: <text:span text:style-name="Source_20_Text">SPRING_SECURITY_OAUTH2_RESOURCESERVER_JWT_JWK_SET_URI</text:span></text:p>
      <text:p text:style-name="Text_20_body">Issuer:<text:line-break/>Property: <text:span text:style-name="Source_20_Text">spring.security.oauth2.resourceserver.jwt.issuer-uri</text:span><text:line-break/>ENV: <text:span text:style-name="Source_20_Text">SPRING_SECURITY_OAUTH2_RESOURCESERVER_JWT_ISSUER_URI</text:span></text:p>
      <text:p text:style-name="Text_20_body">Erwartete Audience:<text:line-break/>Property: <text:span text:style-name="Source_20_Text">security.jwt.audience</text:span><text:line-break/>ENV: <text:span text:style-name="Source_20_Text">SECURITY_JWT_AUDIENCE</text:span><text:line-break/>Default: <text:span text:style-name="Source_20_Text">iam-service</text:span></text:p>
      <text:p text:style-name="Text_20_body">Clock Skew:<text:line-break/>Property: <text:span text:style-name="Source_20_Text">security.jwt.clock-skew-seconds</text:span><text:line-break/>ENV: <text:span text:style-name="Source_20_Text">SECURITY_JWT_CLOCK_SKEW_SECONDS</text:span><text:line-break/>Default: <text:span text:style-name="Source_20_Text">60</text:span></text:p>
      <text:h text:style-name="Heading_20_2" text:outline-level="2">11.4 Umgebungsvariablen</text:h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header-rows>
          <table:table-row>
            <table:table-cell table:style-name="Tabelle4.A1" office:value-type="string">
              <text:p text:style-name="Table_20_Heading">Variable</text:p>
            </table:table-cell>
            <table:table-cell table:style-name="Tabelle4.A1" office:value-type="string">
              <text:p text:style-name="Table_20_Heading">Default</text:p>
            </table:table-cell>
            <table:table-cell table:style-name="Tabelle4.A1" office:value-type="string">
              <text:p text:style-name="Table_20_Heading">Beispiel</text:p>
            </table:table-cell>
            <table:table-cell table:style-name="Tabelle4.A1" office:value-type="string">
              <text:p text:style-name="Table_20_Heading">Beschreibung</text:p>
            </table:table-cell>
          </table:table-row>
        </table:table-header-rows>
        <table:table-row>
          <table:table-cell table:style-name="Tabelle4.A1" office:value-type="string">
            <text:p text:style-name="Table_20_Contents"><text:span text:style-name="Source_20_Text">SPRING_PROFILES_ACTIVE</text:span></text:p>
          </table:table-cell>
          <table:table-cell table:style-name="Tabelle4.A1" office:value-type="string">
            <text:p text:style-name="Table_20_Contents"><text:span text:style-name="Source_20_Text">local</text:span></text:p>
          </table:table-cell>
          <table:table-cell table:style-name="Tabelle4.A1" office:value-type="string">
            <text:p text:style-name="Table_20_Contents"><text:span text:style-name="Source_20_Text">prod</text:span></text:p>
          </table:table-cell>
          <table:table-cell table:style-name="Tabelle4.A1" office:value-type="string">
            <text:p text:style-name="Table_20_Contents">Profilsteuerung</text:p>
          </table:table-cell>
        </table:table-row>
        <table:table-row>
          <table:table-cell table:style-name="Tabelle4.A1" office:value-type="string">
            <text:p text:style-name="Table_20_Contents"><text:span text:style-name="Source_20_Text">IAM_SERVER_PORT</text:span></text:p>
          </table:table-cell>
          <table:table-cell table:style-name="Tabelle4.A1" office:value-type="string">
            <text:p text:style-name="Table_20_Contents"><text:span text:style-name="Source_20_Text">8102</text:span></text:p>
          </table:table-cell>
          <table:table-cell table:style-name="Tabelle4.A1" office:value-type="string">
            <text:p text:style-name="Table_20_Contents"><text:span text:style-name="Source_20_Text">8102</text:span></text:p>
          </table:table-cell>
          <table:table-cell table:style-name="Tabelle4.A1" office:value-type="string">
            <text:p text:style-name="Table_20_Contents">API/Application Port</text:p>
          </table:table-cell>
        </table:table-row>
        <table:table-row>
          <table:table-cell table:style-name="Tabelle4.A1" office:value-type="string">
            <text:p text:style-name="Table_20_Contents"><text:span text:style-name="Source_20_Text">IAM_MANAGEMENT_SERVER_PORT</text:span></text:p>
          </table:table-cell>
          <table:table-cell table:style-name="Tabelle4.A1" office:value-type="string">
            <text:p text:style-name="Table_20_Contents"><text:span text:style-name="Source_20_Text">8202</text:span></text:p>
          </table:table-cell>
          <table:table-cell table:style-name="Tabelle4.A1" office:value-type="string">
            <text:p text:style-name="Table_20_Contents"><text:span text:style-name="Source_20_Text">8202</text:span></text:p>
          </table:table-cell>
          <table:table-cell table:style-name="Tabelle4.A1" office:value-type="string">
            <text:p text:style-name="Table_20_Contents">Management/Actuator Port</text:p>
          </table:table-cell>
        </table:table-row>
        <table:table-row>
          <table:table-cell table:style-name="Tabelle4.A1" office:value-type="string">
            <text:p text:style-name="Table_20_Contents"><text:span text:style-name="Source_20_Text">SERVER_SERVLET_CONTEXT_PATH</text:span></text:p>
          </table:table-cell>
          <table:table-cell table:style-name="Tabelle4.A1" office:value-type="string">
            <text:p text:style-name="Table_20_Contents"><text:span text:style-name="Source_20_Text">/api/v1</text:span></text:p>
          </table:table-cell>
          <table:table-cell table:style-name="Tabelle4.A1" office:value-type="string">
            <text:p text:style-name="Table_20_Contents"><text:span text:style-name="Source_20_Text">/api/v1</text:span></text:p>
          </table:table-cell>
          <table:table-cell table:style-name="Tabelle4.A1" office:value-type="string">
            <text:p text:style-name="Table_20_Contents">API Context Path</text:p>
          </table:table-cell>
        </table:table-row>
        <table:table-row>
          <table:table-cell table:style-name="Tabelle4.A1" office:value-type="string">
            <text:p text:style-name="Table_20_Contents"><text:span text:style-name="Source_20_Text">MANAGEMENT_ENDPOINTS_WEB_BASE_</text:span><text:soft-page-break/><text:span text:style-name="Source_20_Text">PATH</text:span></text:p>
          </table:table-cell>
          <table:table-cell table:style-name="Tabelle4.A1" office:value-type="string">
            <text:p text:style-name="Table_20_Contents"><text:span text:style-name="Source_20_Text">/actuator</text:span></text:p>
          </table:table-cell>
          <table:table-cell table:style-name="Tabelle4.A1" office:value-type="string">
            <text:p text:style-name="Table_20_Contents"><text:span text:style-name="Source_20_Text">/actuator</text:span></text:p>
          </table:table-cell>
          <table:table-cell table:style-name="Tabelle4.A1" office:value-type="string">
            <text:p text:style-name="Table_20_Contents">Actuator Base Path</text:p>
          </table:table-cell>
        </table:table-row>
        <table:table-row>
          <table:table-cell table:style-name="Tabelle4.A1" office:value-type="string">
            <text:p text:style-name="Table_20_Contents"><text:span text:style-name="Source_20_Text">IAM_DB_HOST</text:span></text:p>
          </table:table-cell>
          <table:table-cell table:style-name="Tabelle4.A1" office:value-type="string">
            <text:p text:style-name="Table_20_Contents"><text:span text:style-name="Source_20_Text">localhost</text:span></text:p>
          </table:table-cell>
          <table:table-cell table:style-name="Tabelle4.A1" office:value-type="string">
            <text:p text:style-name="Table_20_Contents"><text:span text:style-name="Source_20_Text">mariadb</text:span></text:p>
          </table:table-cell>
          <table:table-cell table:style-name="Tabelle4.A1" office:value-type="string">
            <text:p text:style-name="Table_20_Contents">Datenbank-Host</text:p>
          </table:table-cell>
        </table:table-row>
        <table:table-row>
          <table:table-cell table:style-name="Tabelle4.A1" office:value-type="string">
            <text:p text:style-name="Table_20_Contents"><text:span text:style-name="Source_20_Text">IAM_DB_PORT</text:span></text:p>
          </table:table-cell>
          <table:table-cell table:style-name="Tabelle4.A1" office:value-type="string">
            <text:p text:style-name="Table_20_Contents"><text:span text:style-name="Source_20_Text">3306</text:span></text:p>
          </table:table-cell>
          <table:table-cell table:style-name="Tabelle4.A1" office:value-type="string">
            <text:p text:style-name="Table_20_Contents"><text:span text:style-name="Source_20_Text">3306</text:span></text:p>
          </table:table-cell>
          <table:table-cell table:style-name="Tabelle4.A1" office:value-type="string">
            <text:p text:style-name="Table_20_Contents">Datenbank-Port</text:p>
          </table:table-cell>
        </table:table-row>
        <table:table-row>
          <table:table-cell table:style-name="Tabelle4.A1" office:value-type="string">
            <text:p text:style-name="Table_20_Contents"><text:span text:style-name="Source_20_Text">IAM_DB_NAME</text:span></text:p>
          </table:table-cell>
          <table:table-cell table:style-name="Tabelle4.A1" office:value-type="string">
            <text:p text:style-name="Table_20_Contents"><text:span text:style-name="Source_20_Text">iam</text:span></text:p>
          </table:table-cell>
          <table:table-cell table:style-name="Tabelle4.A1" office:value-type="string">
            <text:p text:style-name="Table_20_Contents"><text:span text:style-name="Source_20_Text">iam</text:span></text:p>
          </table:table-cell>
          <table:table-cell table:style-name="Tabelle4.A1" office:value-type="string">
            <text:p text:style-name="Table_20_Contents">Datenbankname</text:p>
          </table:table-cell>
        </table:table-row>
        <table:table-row>
          <table:table-cell table:style-name="Tabelle4.A1" office:value-type="string">
            <text:p text:style-name="Table_20_Contents"><text:span text:style-name="Source_20_Text">IAM_DB_USERNAME</text:span></text:p>
          </table:table-cell>
          <table:table-cell table:style-name="Tabelle4.A1" office:value-type="string">
            <text:p text:style-name="Table_20_Contents"><text:span text:style-name="Source_20_Text">iam</text:span></text:p>
          </table:table-cell>
          <table:table-cell table:style-name="Tabelle4.A1" office:value-type="string">
            <text:p text:style-name="Table_20_Contents"><text:span text:style-name="Source_20_Text">iam_user</text:span></text:p>
          </table:table-cell>
          <table:table-cell table:style-name="Tabelle4.A1" office:value-type="string">
            <text:p text:style-name="Table_20_Contents">Datenbank-Benutzer</text:p>
          </table:table-cell>
        </table:table-row>
        <table:table-row>
          <table:table-cell table:style-name="Tabelle4.A1" office:value-type="string">
            <text:p text:style-name="Table_20_Contents"><text:span text:style-name="Source_20_Text">IAM_DB_PASSWORD</text:span></text:p>
          </table:table-cell>
          <table:table-cell table:style-name="Tabelle4.A1" office:value-type="string">
            <text:p text:style-name="Table_20_Contents"><text:span text:style-name="Source_20_Text">(leer)</text:span></text:p>
          </table:table-cell>
          <table:table-cell table:style-name="Tabelle4.A1" office:value-type="string">
            <text:p text:style-name="Table_20_Contents"><text:span text:style-name="Source_20_Text">secret</text:span></text:p>
          </table:table-cell>
          <table:table-cell table:style-name="Tabelle4.A1" office:value-type="string">
            <text:p text:style-name="Table_20_Contents">Datenbank-Passwort</text:p>
          </table:table-cell>
        </table:table-row>
        <table:table-row>
          <table:table-cell table:style-name="Tabelle4.A1" office:value-type="string">
            <text:p text:style-name="Table_20_Contents"><text:span text:style-name="Source_20_Text">SPRING_DATASOURCE_URL</text:span></text:p>
          </table:table-cell>
          <table:table-cell table:style-name="Tabelle4.A1" office:value-type="string">
            <text:p text:style-name="Table_20_Contents"><text:span text:style-name="Source_20_Text">jdbc:mariadb://localhost:3306/iam</text:span></text:p>
          </table:table-cell>
          <table:table-cell table:style-name="Tabelle4.A1" office:value-type="string">
            <text:p text:style-name="Table_20_Contents"><text:span text:style-name="Source_20_Text">jdbc:mariadb://mariadb:3306/iam</text:span></text:p>
          </table:table-cell>
          <table:table-cell table:style-name="Tabelle4.A1" office:value-type="string">
            <text:p text:style-name="Table_20_Contents">technische Datasource-URL; fachlicher Persistenzzugriff erfolgt ausschließlich über JPA/Hibernate</text:p>
          </table:table-cell>
        </table:table-row>
        <table:table-row>
          <table:table-cell table:style-name="Tabelle4.A1" office:value-type="string">
            <text:p text:style-name="Table_20_Contents"><text:span text:style-name="Source_20_Text">SPRING_DATASOURCE_USERNAME</text:span></text:p>
          </table:table-cell>
          <table:table-cell table:style-name="Tabelle4.A1" office:value-type="string">
            <text:p text:style-name="Table_20_Contents"><text:span text:style-name="Source_20_Text">iam</text:span></text:p>
          </table:table-cell>
          <table:table-cell table:style-name="Tabelle4.A1" office:value-type="string">
            <text:p text:style-name="Table_20_Contents"><text:span text:style-name="Source_20_Text">iam_user</text:span></text:p>
          </table:table-cell>
          <table:table-cell table:style-name="Tabelle4.A1" office:value-type="string">
            <text:p text:style-name="Table_20_Contents">Datasource-Benutzer</text:p>
          </table:table-cell>
        </table:table-row>
        <table:table-row>
          <table:table-cell table:style-name="Tabelle4.A1" office:value-type="string">
            <text:p text:style-name="Table_20_Contents"><text:span text:style-name="Source_20_Text">SPRING_DATASOURCE_PASSWORD</text:span></text:p>
          </table:table-cell>
          <table:table-cell table:style-name="Tabelle4.A1" office:value-type="string">
            <text:p text:style-name="Table_20_Contents"><text:span text:style-name="Source_20_Text">(leer)</text:span></text:p>
          </table:table-cell>
          <table:table-cell table:style-name="Tabelle4.A1" office:value-type="string">
            <text:p text:style-name="Table_20_Contents"><text:span text:style-name="Source_20_Text">secret</text:span></text:p>
          </table:table-cell>
          <table:table-cell table:style-name="Tabelle4.A1" office:value-type="string">
            <text:p text:style-name="Table_20_Contents">Datasource-Passwort</text:p>
          </table:table-cell>
        </table:table-row>
        <table:table-row>
          <table:table-cell table:style-name="Tabelle4.A1" office:value-type="string">
            <text:p text:style-name="Table_20_Contents"><text:span text:style-name="Source_20_Text">SPRING_JPA_HIBERNATE_DDL_AUTO</text:span></text:p>
          </table:table-cell>
          <table:table-cell table:style-name="Tabelle4.A1" office:value-type="string">
            <text:p text:style-name="Table_20_Contents"><text:span text:style-name="Source_20_Text">validate</text:span></text:p>
          </table:table-cell>
          <table:table-cell table:style-name="Tabelle4.A1" office:value-type="string">
            <text:p text:style-name="Table_20_Contents"><text:span text:style-name="Source_20_Text">validate</text:span></text:p>
          </table:table-cell>
          <table:table-cell table:style-name="Tabelle4.A1" office:value-type="string">
            <text:p text:style-name="Table_20_Contents">Schema-Validierung durch Hibernate</text:p>
          </table:table-cell>
        </table:table-row>
        <table:table-row>
          <table:table-cell table:style-name="Tabelle4.A1" office:value-type="string">
            <text:p text:style-name="Table_20_Contents"><text:span text:style-name="Source_20_Text">SPRING_JPA_SHOW_SQL</text:span></text:p>
          </table:table-cell>
          <table:table-cell table:style-name="Tabelle4.A1" office:value-type="string">
            <text:p text:style-name="Table_20_Contents"><text:span text:style-name="Source_20_Text">false</text:span></text:p>
          </table:table-cell>
          <table:table-cell table:style-name="Tabelle4.A1" office:value-type="string">
            <text:p text:style-name="Table_20_Contents"><text:span text:style-name="Source_20_Text">true</text:span></text:p>
          </table:table-cell>
          <table:table-cell table:style-name="Tabelle4.A1" office:value-type="string">
            <text:p text:style-name="Table_20_Contents">SQL-Logging für Dev/Test</text:p>
          </table:table-cell>
        </table:table-row>
        <table:table-row>
          <table:table-cell table:style-name="Tabelle4.A1" office:value-type="string">
            <text:p text:style-name="Table_20_Contents"><text:span text:style-name="Source_20_Text">SPRING_JPA_PROPERTIES_HIBERNATE_DIALECT</text:span></text:p>
          </table:table-cell>
          <table:table-cell table:style-name="Tabelle4.A1" office:value-type="string">
            <text:p text:style-name="Table_20_Contents">automatisch/profilabhängig</text:p>
          </table:table-cell>
          <table:table-cell table:style-name="Tabelle4.A1" office:value-type="string">
            <text:p text:style-name="Table_20_Contents"><text:span text:style-name="Source_20_Text">org.hibernate.dialect.MariaDBDialect</text:span></text:p>
          </table:table-cell>
          <table:table-cell table:style-name="Tabelle4.A1" office:value-type="string">
            <text:p text:style-name="Table_20_Contents">Hibernate Dialekt</text:p>
          </table:table-cell>
        </table:table-row>
        <table:table-row>
          <table:table-cell table:style-name="Tabelle4.A1" office:value-type="string">
            <text:p text:style-name="Table_20_Contents"><text:span text:style-name="Source_20_Text">SPRING_FLYWAY_ENABLED</text:span></text:p>
          </table:table-cell>
          <table:table-cell table:style-name="Tabelle4.A1" office:value-type="string">
            <text:p text:style-name="Table_20_Contents"><text:span text:style-name="Source_20_Text">true</text:span></text:p>
          </table:table-cell>
          <table:table-cell table:style-name="Tabelle4.A1" office:value-type="string">
            <text:p text:style-name="Table_20_Contents"><text:span text:style-name="Source_20_Text">true</text:span></text:p>
          </table:table-cell>
          <table:table-cell table:style-name="Tabelle4.A1" office:value-type="string">
            <text:p text:style-name="Table_20_Contents">Flyway aktiv</text:p>
          </table:table-cell>
        </table:table-row>
        <table:table-row>
          <table:table-cell table:style-name="Tabelle4.A1" office:value-type="string">
            <text:p text:style-name="Table_20_Contents"><text:span text:style-name="Source_20_Text">SPRING_FLYWAY_LOCATIONS</text:span></text:p>
          </table:table-cell>
          <table:table-cell table:style-name="Tabelle4.A1" office:value-type="string">
            <text:p text:style-name="Table_20_Contents"><text:span text:style-name="Source_20_Text">classpath:db/migration</text:span></text:p>
          </table:table-cell>
          <table:table-cell table:style-name="Tabelle4.A1" office:value-type="string">
            <text:p text:style-name="Table_20_Contents"><text:span text:style-name="Source_20_Text">classpath:db/migration</text:span></text:p>
          </table:table-cell>
          <table:table-cell table:style-name="Tabelle4.A1" office:value-type="string">
            <text:p text:style-name="Table_20_Contents">Ort der Migrationen</text:p>
          </table:table-cell>
        </table:table-row>
        <table:table-row>
          <table:table-cell table:style-name="Tabelle4.A1" office:value-type="string">
            <text:p text:style-name="Table_20_Contents"><text:span text:style-name="Source_20_Text">SPRING_SECURITY_OAUTH2_RESOURCESERVER_JWT_JWK_SET_URI</text:span></text:p>
          </table:table-cell>
          <table:table-cell table:style-name="Tabelle4.A1" office:value-type="string">
            <text:p text:style-name="Table_20_Contents"><text:span text:style-name="Source_20_Text">(leer)</text:span></text:p>
          </table:table-cell>
          <table:table-cell table:style-name="Tabelle4.A1" office:value-type="string">
            <text:p text:style-name="Table_20_Contents"><text:span text:style-name="Source_20_Text">http://auth-service:8080/.well-known/jwks.json</text:span></text:p>
          </table:table-cell>
          <table:table-cell table:style-name="Tabelle4.A1" office:value-type="string">
            <text:p text:style-name="Table_20_Contents">JWKS URL</text:p>
          </table:table-cell>
        </table:table-row>
        <table:table-row>
          <table:table-cell table:style-name="Tabelle4.A1" office:value-type="string">
            <text:p text:style-name="Table_20_Contents"><text:span text:style-name="Source_20_Text">SPRING_SECURITY_OAUTH2_RESOURCESERVER_JWT_ISSUER_URI</text:span></text:p>
          </table:table-cell>
          <table:table-cell table:style-name="Tabelle4.A1" office:value-type="string">
            <text:p text:style-name="Table_20_Contents"><text:span text:style-name="Source_20_Text">(leer)</text:span></text:p>
          </table:table-cell>
          <table:table-cell table:style-name="Tabelle4.A1" office:value-type="string">
            <text:p text:style-name="Table_20_Contents"><text:span text:style-name="Source_20_Text">http://auth-service:8080/api/v1/auth</text:span></text:p>
          </table:table-cell>
          <table:table-cell table:style-name="Tabelle4.A1" office:value-type="string">
            <text:p text:style-name="Table_20_Contents">Issuer URI</text:p>
          </table:table-cell>
        </table:table-row>
        <table:table-row>
          <table:table-cell table:style-name="Tabelle4.A1" office:value-type="string">
            <text:p text:style-name="Table_20_Contents"><text:span text:style-name="Source_20_Text">SECURITY_JWT_AUDIENCE</text:span></text:p>
          </table:table-cell>
          <table:table-cell table:style-name="Tabelle4.A1" office:value-type="string">
            <text:p text:style-name="Table_20_Contents"><text:span text:style-name="Source_20_Text">iam-service</text:span></text:p>
          </table:table-cell>
          <table:table-cell table:style-name="Tabelle4.A1" office:value-type="string">
            <text:p text:style-name="Table_20_Contents"><text:span text:style-name="Source_20_Text">iam-service</text:span></text:p>
          </table:table-cell>
          <table:table-cell table:style-name="Tabelle4.A1" office:value-type="string">
            <text:p text:style-name="Table_20_Contents">erwartete Audience</text:p>
          </table:table-cell>
        </table:table-row>
        <table:table-row>
          <table:table-cell table:style-name="Tabelle4.A1" office:value-type="string">
            <text:p text:style-name="Table_20_Contents"><text:span text:style-name="Source_20_Text">SECURITY_JWT_CLOCK_SKEW_SECONDS</text:span></text:p>
          </table:table-cell>
          <table:table-cell table:style-name="Tabelle4.A1" office:value-type="string">
            <text:p text:style-name="Table_20_Contents"><text:span text:style-name="Source_20_Text">60</text:span></text:p>
          </table:table-cell>
          <table:table-cell table:style-name="Tabelle4.A1" office:value-type="string">
            <text:p text:style-name="Table_20_Contents"><text:span text:style-name="Source_20_Text">60</text:span></text:p>
          </table:table-cell>
          <table:table-cell table:style-name="Tabelle4.A1" office:value-type="string">
            <text:p text:style-name="Table_20_Contents">Clock Skew Sekunden</text:p>
          </table:table-cell>
        </table:table-row>
        <table:table-row>
          <table:table-cell table:style-name="Tabelle4.A1" office:value-type="string">
            <text:p text:style-name="Table_20_Contents"><text:span text:style-name="Source_20_Text">IAM_NON_LEAK_404</text:span></text:p>
          </table:table-cell>
          <table:table-cell table:style-name="Tabelle4.A1" office:value-type="string">
            <text:p text:style-name="Table_20_Contents"><text:span text:style-name="Source_20_Text">false</text:span></text:p>
          </table:table-cell>
          <table:table-cell table:style-name="Tabelle4.A1" office:value-type="string">
            <text:p text:style-name="Table_20_Contents"><text:span text:style-name="Source_20_Text">true</text:span></text:p>
          </table:table-cell>
          <table:table-cell table:style-name="Tabelle4.A1" office:value-type="string">
            <text:p text:style-name="Table_20_Contents">No-Data-Leak bei tenant-fremden Ressourcen</text:p>
          </table:table-cell>
        </table:table-row>
        <table:table-row>
          <table:table-cell table:style-name="Tabelle4.A1" office:value-type="string">
            <text:p text:style-name="Table_20_Contents"><text:span text:style-name="Source_20_Text">IAM_SWAGGER_ENABLED</text:span></text:p>
          </table:table-cell>
          <table:table-cell table:style-name="Tabelle4.A1" office:value-type="string">
            <text:p text:style-name="Table_20_Contents"><text:span text:style-name="Source_20_Text">true (nur local)</text:span></text:p>
          </table:table-cell>
          <table:table-cell table:style-name="Tabelle4.A1" office:value-type="string">
            <text:p text:style-name="Table_20_Contents"><text:span text:style-name="Source_20_Text">false</text:span></text:p>
          </table:table-cell>
          <table:table-cell table:style-name="Tabelle4.A1" office:value-type="string">
            <text:p text:style-name="Table_20_Contents">Swagger/OpenAPI aktiviert/deaktiviert</text:p>
          </table:table-cell>
        </table:table-row>
        <text:soft-page-break/>
        <table:table-row>
          <table:table-cell table:style-name="Tabelle4.A1" office:value-type="string">
            <text:p text:style-name="Table_20_Contents"><text:span text:style-name="Source_20_Text">IAM_TEST_DB_MODE</text:span></text:p>
          </table:table-cell>
          <table:table-cell table:style-name="Tabelle4.A1" office:value-type="string">
            <text:p text:style-name="Table_20_Contents"><text:span text:style-name="Source_20_Text">h2</text:span></text:p>
          </table:table-cell>
          <table:table-cell table:style-name="Tabelle4.A1" office:value-type="string">
            <text:p text:style-name="Table_20_Contents"><text:span text:style-name="Source_20_Text">h2</text:span></text:p>
          </table:table-cell>
          <table:table-cell table:style-name="Tabelle4.A1" office:value-type="string">
            <text:p text:style-name="Table_20_Contents">Testdatenbank-Modus</text:p>
          </table:table-cell>
        </table:table-row>
        <table:table-row>
          <table:table-cell table:style-name="Tabelle4.A1" office:value-type="string">
            <text:p text:style-name="Table_20_Contents"><text:span text:style-name="Source_20_Text">DEBUG_PORT</text:span></text:p>
          </table:table-cell>
          <table:table-cell table:style-name="Tabelle4.A1" office:value-type="string">
            <text:p text:style-name="Table_20_Contents"><text:span text:style-name="Source_20_Text">(deaktiviert)</text:span></text:p>
          </table:table-cell>
          <table:table-cell table:style-name="Tabelle4.A1" office:value-type="string">
            <text:p text:style-name="Table_20_Contents"><text:span text:style-name="Source_20_Text">5005</text:span></text:p>
          </table:table-cell>
          <table:table-cell table:style-name="Tabelle4.A1" office:value-type="string">
            <text:p text:style-name="Table_20_Contents">JDWP Debug Port</text:p>
          </table:table-cell>
        </table:table-row>
        <table:table-row>
          <table:table-cell table:style-name="Tabelle4.A1" office:value-type="string">
            <text:p text:style-name="Table_20_Contents"><text:span text:style-name="Source_20_Text">JMX_PORT</text:span></text:p>
          </table:table-cell>
          <table:table-cell table:style-name="Tabelle4.A1" office:value-type="string">
            <text:p text:style-name="Table_20_Contents"><text:span text:style-name="Source_20_Text">(deaktiviert)</text:span></text:p>
          </table:table-cell>
          <table:table-cell table:style-name="Tabelle4.A1" office:value-type="string">
            <text:p text:style-name="Table_20_Contents"><text:span text:style-name="Source_20_Text">9010</text:span></text:p>
          </table:table-cell>
          <table:table-cell table:style-name="Tabelle4.A1" office:value-type="string">
            <text:p text:style-name="Table_20_Contents">Remote JMX Port</text:p>
          </table:table-cell>
        </table:table-row>
        <table:table-row>
          <table:table-cell table:style-name="Tabelle4.A1" office:value-type="string">
            <text:p text:style-name="Table_20_Contents"><text:span text:style-name="Source_20_Text">JMX_RMI_PORT</text:span></text:p>
          </table:table-cell>
          <table:table-cell table:style-name="Tabelle4.A1" office:value-type="string">
            <text:p text:style-name="Table_20_Contents"><text:span text:style-name="Source_20_Text">(deaktiviert)</text:span></text:p>
          </table:table-cell>
          <table:table-cell table:style-name="Tabelle4.A1" office:value-type="string">
            <text:p text:style-name="Table_20_Contents"><text:span text:style-name="Source_20_Text">9011</text:span></text:p>
          </table:table-cell>
          <table:table-cell table:style-name="Tabelle4.A1" office:value-type="string">
            <text:p text:style-name="Table_20_Contents">Remote JMX RMI Port</text:p>
          </table:table-cell>
        </table:table-row>
      </table:table>
      <text:h text:style-name="Heading_20_2" text:outline-level="2"/>
      <text:h text:style-name="Heading_20_1" text:outline-level="1">12. Tests und Abnahmekriterien</text:h>
      <text:h text:style-name="Heading_20_2" text:outline-level="2">12.1 Tests</text:h>
      <text:p text:style-name="Text_20_body">Integrationstests REST + DB:</text:p>
      <text:list xml:id="list7284921374984753479" text:style-name="L37">
        <text:list-item>
          <text:p text:style-name="P46">Integrationstests mit relationaler Testdatenbank</text:p>
        </text:list-item>
        <text:list-item>
          <text:p text:style-name="P46">Testumgebung basiert auf H2 für isolierte Testläufe</text:p>
        </text:list-item>
        <text:list-item>
          <text:p text:style-name="P46">Testausführung erfolgt ohne Voraussetzung, dass andere Plattform-Services bereits laufen</text:p>
        </text:list-item>
        <text:list-item>
          <text:p text:style-name="P46">abhängige Fremdservices wie <text:span text:style-name="Source_20_Text">auth-service</text:span>, <text:span text:style-name="Source_20_Text">user-service</text:span> oder <text:span text:style-name="Source_20_Text">company-service</text:span> werden für Tests gemockt, gestubbt oder durch Testkonfiguration ersetzt</text:p>
        </text:list-item>
        <text:list-item>
          <text:p text:style-name="P46">falls Testcontainers im Build verwendet werden, dient dies nur der isolierten Testausführung und nicht als Voraussetzung für parallel laufende Fremdservices</text:p>
        </text:list-item>
      </text:list>
      <text:p text:style-name="Text_20_body">Security-Tests:</text:p>
      <text:list xml:id="list4414847781564385384" text:style-name="L38">
        <text:list-item>
          <text:p text:style-name="P47">JWT-Validierung (<text:span text:style-name="Source_20_Text">aud</text:span>, <text:span text:style-name="Source_20_Text">iss</text:span>, <text:span text:style-name="Source_20_Text">exp</text:span>, JWKS)</text:p>
        </text:list-item>
        <text:list-item>
          <text:p text:style-name="P47">Pflichtclaims <text:span text:style-name="Source_20_Text">tenant_id</text:span> und <text:span text:style-name="Source_20_Text">subject_type</text:span></text:p>
        </text:list-item>
        <text:list-item>
          <text:p text:style-name="P47">Mandantentrennung über Header, Pfad, Query und Persistenz</text:p>
        </text:list-item>
        <text:list-item>
          <text:p text:style-name="P47">Rechteprüfung für Self, Tenant-Admin und System-Admin</text:p>
        </text:list-item>
        <text:list-item>
          <text:p text:style-name="P47">No-Data-Leak-Verhalten (<text:span text:style-name="Source_20_Text">404</text:span> statt <text:span text:style-name="Source_20_Text">403</text:span>), wenn aktiviert</text:p>
        </text:list-item>
      </text:list>
      <text:p text:style-name="Text_20_body">Fachtests:</text:p>
      <text:list xml:id="list6126125243042037773" text:style-name="L39">
        <text:list-item>
          <text:p text:style-name="P48">Modul anlegen / lesen / listen</text:p>
        </text:list-item>
        <text:list-item>
          <text:p text:style-name="P48">Permission anlegen / lesen</text:p>
        </text:list-item>
        <text:list-item>
          <text:p text:style-name="P48">tenant-spezifische Modulfreigabe</text:p>
        </text:list-item>
        <text:list-item>
          <text:p text:style-name="P48">Rolle anlegen / lesen / ändern</text:p>
        </text:list-item>
        <text:list-item>
          <text:p text:style-name="P48">Rollen-Permissions setzen</text:p>
        </text:list-item>
        <text:list-item>
          <text:p text:style-name="P48">Assignment anlegen</text:p>
        </text:list-item>
        <text:list-item>
          <text:p text:style-name="P48">Tenant-Admin hinzufügen / entfernen</text:p>
        </text:list-item>
        <text:list-item>
          <text:p text:style-name="P48">letzter Tenant-Admin bleibt erhalten</text:p>
        </text:list-item>
        <text:list-item>
          <text:p text:style-name="P48"><text:soft-page-break/>System-Admin anlegen</text:p>
        </text:list-item>
        <text:list-item>
          <text:p text:style-name="P48">effektive Rechteabfrage inklusive <text:span text:style-name="Source_20_Text">permVersion</text:span></text:p>
        </text:list-item>
      </text:list>
      <text:p text:style-name="Text_20_body">Persistenztests:</text:p>
      <text:list xml:id="list5830351319324898828" text:style-name="L40">
        <text:list-item>
          <text:p text:style-name="P49">relationale Persistenz ausschließlich über JPA/Hibernate</text:p>
        </text:list-item>
        <text:list-item>
          <text:p text:style-name="P49">keine fachliche Direktpersistenz über JDBC</text:p>
        </text:list-item>
        <text:list-item>
          <text:p text:style-name="P49">JPA-Beziehungen, Constraints und Soft-Delete-Verhalten</text:p>
        </text:list-item>
        <text:list-item>
          <text:p text:style-name="P49">Flyway-Migrationen sind auf MariaDB/MySQL ausführbar</text:p>
        </text:list-item>
        <text:list-item>
          <text:p text:style-name="P49">Flyway-Skripte verwenden allgemein gültiges SQL und vermeiden unnötige Hersteller-Spezifika</text:p>
        </text:list-item>
      </text:list>
      <text:h text:style-name="Heading_20_2" text:outline-level="2">12.2 Abnahmekriterien</text:h>
      <text:list xml:id="list3534637312092934600" text:style-name="L41">
        <text:list-item>
          <text:p text:style-name="P50">gültige JWTs mit <text:span text:style-name="Source_20_Text">aud=iam-service</text:span> werden akzeptiert</text:p>
        </text:list-item>
        <text:list-item>
          <text:p text:style-name="P50">Tokens ohne gültige Audience, ohne <text:span text:style-name="Source_20_Text">tenant_id</text:span> oder ohne <text:span text:style-name="Source_20_Text">subject_type</text:span> werden abgelehnt</text:p>
        </text:list-item>
        <text:list-item>
          <text:p text:style-name="P50">Mandantentrennung funktioniert für Header-, Pfad-, Query- und Datenbankkontext</text:p>
        </text:list-item>
        <text:list-item>
          <text:p text:style-name="P50">Module können katalogweit angelegt und gelesen werden</text:p>
        </text:list-item>
        <text:list-item>
          <text:p text:style-name="P50">Permissions können einem Modul korrekt zugeordnet werden</text:p>
        </text:list-item>
        <text:list-item>
          <text:p text:style-name="P50">tenant-spezifische Modulfreigaben wirken sich korrekt auf Rechteabfragen aus</text:p>
        </text:list-item>
        <text:list-item>
          <text:p text:style-name="P50">Rollen können tenant-spezifisch angelegt und gepflegt werden</text:p>
        </text:list-item>
        <text:list-item>
          <text:p text:style-name="P50">Rollen-Permissions liefern die erwartete effektive Rechtebasis</text:p>
        </text:list-item>
        <text:list-item>
          <text:p text:style-name="P50">Assignments für <text:span text:style-name="Source_20_Text">USER</text:span>- und <text:span text:style-name="Source_20_Text">SERVICE</text:span>-Subjects funktionieren tenant-scharf</text:p>
        </text:list-item>
        <text:list-item>
          <text:p text:style-name="P50">Tenant-Admins erhalten tenant-spezifische Administrationsrechte</text:p>
        </text:list-item>
        <text:list-item>
          <text:p text:style-name="P50">System-Admins erhalten tenant-übergreifende Administrationsrechte</text:p>
        </text:list-item>
        <text:list-item>
          <text:p text:style-name="P50">der letzte Tenant-Admin eines Tenants kann nicht entfernt werden</text:p>
        </text:list-item>
        <text:list-item>
          <text:p text:style-name="P50">Rechteabfragen liefern korrekt <text:span text:style-name="Source_20_Text">enabled</text:span>, <text:span text:style-name="Source_20_Text">permissions</text:span> und <text:span text:style-name="Source_20_Text">permVersion</text:span></text:p>
        </text:list-item>
        <text:list-item>
          <text:p text:style-name="P50">die Persistenz läuft auf MariaDB/MySQL</text:p>
        </text:list-item>
        <text:list-item>
          <text:p text:style-name="P50">fachliche Persistenz erfolgt ausschließlich über JPA/Hibernate</text:p>
        </text:list-item>
        <text:list-item>
          <text:p text:style-name="P50">NoSQL ist nicht Bestandteil des Services</text:p>
        </text:list-item>
        <text:list-item>
          <text:p text:style-name="P50">Flyway-Migrationen sind allgemein gültig formuliert und auf MariaDB/MySQL ausführbar</text:p>
        </text:list-item>
        <text:list-item>
          <text:p text:style-name="P50">Default-Ports sind <text:span text:style-name="Source_20_Text">8102</text:span> für API und <text:span text:style-name="Source_20_Text">8202</text:span> für Management/Actuator</text:p>
        </text:list-item>
        <text:list-item>
          <text:p text:style-name="P50">die Ports sind über <text:span text:style-name="Source_20_Text">IAM_SERVER_PORT</text:span> und <text:span text:style-name="Source_20_Text">IAM_MANAGEMENT_SERVER_PORT</text:span> konfigurierbar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4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Arial1" svg:font-family="Arial" style:font-adornments="Standard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fo:font-weight="bold" style:font-name-asian="Microsoft YaHei" style:font-size-asian="14pt" style:font-name-complex="Arial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List" style:family="paragraph" style:parent-style-name="Text_20_body" style:class="list">
      <style:text-properties style:font-name-complex="Arial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4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Arial2" fo:font-size="16pt" fo:font-weight="bold" style:font-name-asian="SimSun" style:font-size-asian="24pt" style:font-weight-asian="bold" style:font-name-complex="Arial3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Arial2"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Arial2" fo:font-size="14pt" fo:font-weight="bold" style:font-name-asian="SimSun" style:font-size-asian="18pt" style:font-weight-asian="bold" style:font-name-complex="Arial3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Arial2" fo:font-size="12pt" fo:font-weight="bold" style:font-name-asian="SimSun" style:font-size-asian="14pt" style:font-weight-asian="bold" style:font-name-complex="Arial3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3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omas Meyer</meta:initial-creator>
    <meta:creation-date>2026-03-06T16:58:46.49</meta:creation-date>
    <dc:date>2026-03-06T17:14:10.74</dc:date>
    <dc:creator>Thomas Meyer</dc:creator>
    <meta:editing-duration>PT15M24S</meta:editing-duration>
    <meta:editing-cycles>2</meta:editing-cycles>
    <meta:generator>OpenOffice/4.1.15$Win32 OpenOffice.org_project/4115m2$Build-9813</meta:generator>
    <meta:document-statistic meta:table-count="4" meta:image-count="0" meta:object-count="0" meta:page-count="21" meta:paragraph-count="720" meta:word-count="2780" meta:character-count="23439"/>
  </office:meta>
</office:document-meta>
</file>